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P1" style:family="paragraph" style:parent-style-name="Compact" style:list-style-name="WWNum1001">
      <style:text-properties fo:color="#000000" loext:opacity="100%"/>
    </style:style>
    <style:style style:name="P2" style:family="paragraph" style:parent-style-name="Compact" style:list-style-name="WWNum1002">
      <style:text-properties fo:color="#000000" loext:opacity="100%"/>
    </style:style>
    <style:style style:name="P3" style:family="paragraph" style:parent-style-name="Compact" style:list-style-name="WWNum1003">
      <style:text-properties fo:color="#000000" loext:opacity="100%"/>
    </style:style>
    <style:style style:name="P4" style:family="paragraph" style:parent-style-name="Compact" style:list-style-name="WWNum1004">
      <style:text-properties fo:color="#000000" loext:opacity="100%"/>
    </style:style>
    <style:style style:name="P5" style:family="paragraph" style:parent-style-name="Compact" style:list-style-name="WWNum1005">
      <style:text-properties fo:color="#000000" loext:opacity="100%"/>
    </style:style>
    <style:style style:name="P6" style:family="paragraph" style:parent-style-name="Compact" style:list-style-name="WWNum1006">
      <style:text-properties fo:color="#000000" loext:opacity="100%"/>
    </style:style>
    <style:style style:name="P7" style:family="paragraph" style:parent-style-name="Compact" style:list-style-name="WWNum1007">
      <style:text-properties fo:color="#000000" loext:opacity="100%"/>
    </style:style>
    <style:style style:name="P8" style:family="paragraph" style:parent-style-name="Compact" style:list-style-name="WWNum1008">
      <style:text-properties fo:color="#000000" loext:opacity="100%"/>
    </style:style>
    <style:style style:name="P9" style:family="paragraph" style:parent-style-name="Compact" style:list-style-name="WWNum1009">
      <style:text-properties fo:color="#000000" loext:opacity="100%"/>
    </style:style>
    <style:style style:name="P10" style:family="paragraph" style:parent-style-name="Compact" style:list-style-name="WWNum1010">
      <style:text-properties fo:color="#000000" loext:opacity="100%"/>
    </style:style>
    <style:style style:name="P11" style:family="paragraph" style:parent-style-name="Compact" style:list-style-name="WWNum1011">
      <style:text-properties fo:color="#000000" loext:opacity="100%"/>
    </style:style>
    <style:style style:name="P12" style:family="paragraph" style:parent-style-name="Compact" style:list-style-name="WWNum1012">
      <style:text-properties fo:color="#000000" loext:opacity="100%"/>
    </style:style>
    <style:style style:name="P13" style:family="paragraph" style:parent-style-name="Compact" style:list-style-name="WWNum1013">
      <style:text-properties fo:color="#000000" loext:opacity="100%"/>
    </style:style>
    <style:style style:name="P14" style:family="paragraph" style:parent-style-name="Compact" style:list-style-name="WWNum1014">
      <style:text-properties fo:color="#000000" loext:opacity="100%"/>
    </style:style>
    <style:style style:name="P15" style:family="paragraph" style:parent-style-name="Compact" style:list-style-name="WWNum1015">
      <style:text-properties fo:color="#000000" loext:opacity="100%"/>
    </style:style>
    <style:style style:name="P16" style:family="paragraph" style:parent-style-name="Compact" style:list-style-name="WWNum1016">
      <style:text-properties fo:color="#000000" loext:opacity="100%"/>
    </style:style>
    <style:style style:name="P17" style:family="paragraph" style:parent-style-name="Compact" style:list-style-name="WWNum1017">
      <style:text-properties fo:color="#000000" loext:opacity="100%"/>
    </style:style>
    <style:style style:name="P18" style:family="paragraph" style:parent-style-name="Compact" style:list-style-name="WWNum1018">
      <style:text-properties fo:color="#000000" loext:opacity="100%"/>
    </style:style>
    <style:style style:name="P19" style:family="paragraph" style:parent-style-name="Compact" style:list-style-name="WWNum1019">
      <style:text-properties fo:color="#000000" loext:opacity="100%"/>
    </style:style>
    <style:style style:name="P20" style:family="paragraph" style:parent-style-name="Compact" style:list-style-name="WWNum1020">
      <style:text-properties fo:color="#000000" loext:opacity="100%"/>
    </style:style>
    <style:style style:name="P21" style:family="paragraph" style:parent-style-name="Compact" style:list-style-name="WWNum1021">
      <style:text-properties fo:color="#000000" loext:opacity="100%"/>
    </style:style>
    <style:style style:name="P22" style:family="paragraph" style:parent-style-name="Compact" style:list-style-name="WWNum1022">
      <style:text-properties fo:color="#000000" loext:opacity="100%"/>
    </style:style>
    <style:style style:name="P23" style:family="paragraph" style:parent-style-name="Compact" style:list-style-name="WWNum1023">
      <style:text-properties fo:color="#000000" loext:opacity="100%"/>
    </style:style>
    <style:style style:name="P24" style:family="paragraph" style:parent-style-name="Compact" style:list-style-name="WWNum1024">
      <style:text-properties fo:color="#000000" loext:opacity="100%"/>
    </style:style>
    <style:style style:name="P25" style:family="paragraph" style:parent-style-name="Compact" style:list-style-name="WWNum1025">
      <style:text-properties fo:color="#000000" loext:opacity="100%"/>
    </style:style>
    <style:style style:name="P26" style:family="paragraph" style:parent-style-name="Compact" style:list-style-name="WWNum1026">
      <style:text-properties fo:color="#000000" loext:opacity="100%"/>
    </style:style>
    <style:style style:name="P27" style:family="paragraph" style:parent-style-name="Compact" style:list-style-name="WWNum1027">
      <style:text-properties fo:color="#000000" loext:opacity="100%"/>
    </style:style>
    <style:style style:name="P28" style:family="paragraph" style:parent-style-name="Compact" style:list-style-name="WWNum1028">
      <style:text-properties fo:color="#000000" loext:opacity="100%"/>
    </style:style>
    <style:style style:name="P29" style:family="paragraph" style:parent-style-name="Compact" style:list-style-name="WWNum1030">
      <style:text-properties fo:color="#000000" loext:opacity="100%"/>
    </style:style>
    <style:style style:name="P30" style:family="paragraph" style:parent-style-name="Compact" style:list-style-name="WWNum1031">
      <style:text-properties fo:color="#000000" loext:opacity="100%"/>
    </style:style>
    <style:style style:name="P31" style:family="paragraph" style:parent-style-name="Compact" style:list-style-name="WWNum1032">
      <style:text-properties fo:color="#000000" loext:opacity="100%"/>
    </style:style>
    <style:style style:name="P32" style:family="paragraph" style:parent-style-name="Compact" style:list-style-name="WWNum1033">
      <style:text-properties fo:color="#000000" loext:opacity="100%"/>
    </style:style>
    <style:style style:name="P33" style:family="paragraph" style:parent-style-name="Compact" style:list-style-name="WWNum1034">
      <style:text-properties fo:color="#000000" loext:opacity="100%"/>
    </style:style>
    <style:style style:name="P34" style:family="paragraph" style:parent-style-name="Compact" style:list-style-name="WWNum1035">
      <style:text-properties fo:color="#000000" loext:opacity="100%"/>
    </style:style>
    <style:style style:name="P35" style:family="paragraph" style:parent-style-name="Compact" style:list-style-name="WWNum1036">
      <style:text-properties fo:color="#000000" loext:opacity="100%"/>
    </style:style>
    <style:style style:name="P36" style:family="paragraph" style:parent-style-name="First_20_Paragraph">
      <style:text-properties fo:color="#000000" loext:opacity="100%"/>
    </style:style>
    <style:style style:name="P37" style:family="paragraph" style:parent-style-name="Heading_20_1">
      <style:text-properties fo:color="#000000" loext:opacity="100%"/>
    </style:style>
    <style:style style:name="P38" style:family="paragraph" style:parent-style-name="Heading_20_2">
      <style:text-properties fo:color="#000000" loext:opacity="100%"/>
    </style:style>
    <style:style style:name="P39" style:family="paragraph" style:parent-style-name="Standard" style:list-style-name="WWNum1029">
      <style:text-properties fo:color="#000000" loext:opacity="100%"/>
    </style:style>
    <style:style style:name="P40" style:family="paragraph" style:parent-style-name="Text_20_body">
      <style:text-properties fo:color="#000000" loext:opacity="100%"/>
    </style:style>
    <style:style style:name="T1" style:family="text">
      <style:text-properties fo:font-weight="bold" style:font-weight-asian="bold"/>
    </style:style>
    <style:style style:name="T2" style:family="text">
      <style:text-properties fo:font-style="italic" style:font-style-asian="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7" text:outline-level="1"><text:bookmark-start text:name="knave-in-markdown"/>Knave in Markdown<text:bookmark-end text:name="knave-in-markdown"/></text:h>
      <text:p text:style-name="P36">This is a markdown adaptation of Ben Milton’s Knave (cc-by).</text:p>
      <text:h text:style-name="P37" text:outline-level="1"><text:bookmark-start text:name="knave-old-school-fantasy-rpg"/>Knave: OLD SCHOOL FANTASY RPG<text:bookmark-end text:name="knave-old-school-fantasy-rpg"/></text:h>
      <text:p text:style-name="P36">KNAVE is a rules toolkit created by Ben Milton for running old school fantasy RPGs without classes. Adding, subtracting and modifying rules is both expected and encouraged. Knave’s features include:</text:p>
      <text:p text:style-name="P40">High compatibility with OSR games. If you have a library of OSR bestiaries, adventure and spell books, little or no conversion is needed to use them with Knave.</text:p>
      <text:p text:style-name="P40">Fast to teach, easy to run. If you are introducing a group of new players to OSR games, Knave allows them to make characters and understand all the rules in minutes.</text:p>
      <text:p text:style-name="P40">No classes. Every PC is a Knave, a tomb-raiding, adventure-seeking ne’er-do-well who wields a spell book just as easily as a blade. This is an ideal system for players who like to switch up their character’s focus from time to time and don’t like being pigeonholed. A PC’s role in the party is determined largely by the equipment they carry.</text:p>
      <text:p text:style-name="P40">Abilities are king. All d20 rolls use the six standard abilities. The way that ability scores and bonuses work has also been cleaned up, rationalized, and made consistent with how other systems like armor work.</text:p>
      <text:p text:style-name="P40">Optional player-facing rolls. Knave easily accommodates referees who want the players to do all the rolling. Switching between the traditional shared-rolling model and players-only rolling can be done effortlessly on the fly.</text:p>
      <text:p text:style-name="P40">Copper standard. Knave assumes that the common unit of currency is the copper penny. All item prices use this denomination and approximate actual medieval prices.</text:p>
      <text:p text:style-name="P40">A list of 100 level-less spells.</text:p>
      <text:p text:style-name="P40">Creative Commons Attribution 4.0 International License: You are free to share and adapt this material for any purpose, including commercially, as long as you give attribution.</text:p>
      <text:h text:style-name="P38" text:outline-level="2"><text:bookmark-start text:name="character-creation"/>Character Creation<text:bookmark-end text:name="character-creation"/></text:h>
      <text:p text:style-name="P36"><text:span text:style-name="T1">1)</text:span> PCs have six abilities: Strength, Dexterity, Constitution, Intelligence, Wisdom, and Charisma. Each ability has two related values: a <text:span text:style-name="T1">defense</text:span> and <text:span text:style-name="T1">bonus</text:span>. When creating a PC, roll 3d6 for each of their abilities, in order. The <text:soft-page-break/>lowest of the three dice on each roll is that ability’s bonus. Add 10 to find its defense.</text:p>
      <text:p text:style-name="P40">After you’ve finished rolling, you may optionally swap the scores of two abilities.</text:p>
      <text:p text:style-name="P40">Example: You roll a 2, 2, and 6 for Strength. The lowest die is a 2, so your PC’s Strength has a bonus of +2 and a defense of 12. Repeat this process for the rest of the abilities.</text:p>
      <text:p text:style-name="P40"><text:span text:style-name="T1">2)</text:span> PCs start with 2 days of rations and one weapon of their player’s choice. Roll on the Starting Gear tables on the following page to determine starting armor and equipment.</text:p>
      <text:p text:style-name="P40">PCs have a number of item slots equal to their Constitution defense, and items they carry must fit into available slots. Most items take up one slot, but some take up more. Some small items can be bundled together into a single slot. Ask the referee if you are unsure.</text:p>
      <text:p text:style-name="P40">Armor comes with an armor defense value. Note that value on your character sheet with its corresponding Armor bonus (always 10 less than the defense). If the PC is not wearing any armor, their armor defense is 11 and their armor bonus is +1.</text:p>
      <text:p text:style-name="P40"><text:span text:style-name="T1">3)</text:span> Roll 1d8 to determine your PC’s starting and maximum hit points. A PC’s healing rate is 1d8+ Constitution bonus. Their exploration speed is 120ft per exploration turn, and their combat speed is 40ft per round.</text:p>
      <text:p text:style-name="P40"><text:span text:style-name="T1">4)</text:span> Invent or roll the rest of your PC’s traits, such as their physique, face, skin, hair, clothing, virtue, vice, speech, background, and alignment, using the random tables on the following page. Choose a gender and a name for your PC, but don’t get too attached. It’s a dangerous world out there.</text:p>
      <text:h text:style-name="P38" text:outline-level="2"><text:bookmark-start text:name="traits"/>Traits<text:bookmark-end text:name="traits"/></text:h>
      <text:p text:style-name="P36"><text:span text:style-name="T1">Physique</text:span></text:p>
      <text:list xml:id="list1241239460" text:style-name="WWNum1001">
        <text:list-item text:start-value="1">
          <text:p text:style-name="P1">Athletic</text:p>
        </text:list-item>
        <text:list-item>
          <text:p text:style-name="P1">Brawny</text:p>
        </text:list-item>
        <text:list-item>
          <text:p text:style-name="P1">Corpulent</text:p>
        </text:list-item>
        <text:list-item>
          <text:p text:style-name="P1">Delicate</text:p>
        </text:list-item>
        <text:list-item>
          <text:p text:style-name="P1">Gaunt</text:p>
        </text:list-item>
        <text:list-item>
          <text:p text:style-name="P1">Hulking</text:p>
        </text:list-item>
        <text:list-item>
          <text:p text:style-name="P1">Lanky</text:p>
        </text:list-item>
        <text:list-item>
          <text:p text:style-name="P1">Ripped</text:p>
        </text:list-item>
        <text:list-item>
          <text:p text:style-name="P1">Rugged</text:p>
        </text:list-item>
        <text:list-item>
          <text:p text:style-name="P1">Scrawny</text:p>
        </text:list-item>
        <text:list-item>
          <text:p text:style-name="P1">Short</text:p>
        </text:list-item>
        <text:list-item>
          <text:p text:style-name="P1"><text:soft-page-break/>Sinewy</text:p>
        </text:list-item>
        <text:list-item>
          <text:p text:style-name="P1">Slender</text:p>
        </text:list-item>
        <text:list-item>
          <text:p text:style-name="P1">Flabby</text:p>
        </text:list-item>
        <text:list-item>
          <text:p text:style-name="P1">Statuesque</text:p>
        </text:list-item>
        <text:list-item>
          <text:p text:style-name="P1">Stout</text:p>
        </text:list-item>
        <text:list-item>
          <text:p text:style-name="P1">Tiny</text:p>
        </text:list-item>
        <text:list-item>
          <text:p text:style-name="P1">Towering</text:p>
        </text:list-item>
        <text:list-item>
          <text:p text:style-name="P1">Willowy</text:p>
        </text:list-item>
        <text:list-item>
          <text:p text:style-name="P1">Wiry</text:p>
        </text:list-item>
      </text:list>
      <text:p text:style-name="P36"><text:span text:style-name="T1">Face</text:span></text:p>
      <text:list xml:id="list184345232990279" text:continue-list="list1241239460" text:style-name="WWNum1002">
        <text:list-item text:start-value="1">
          <text:p text:style-name="P2">Bloated</text:p>
        </text:list-item>
        <text:list-item>
          <text:p text:style-name="P2">Blunt</text:p>
        </text:list-item>
        <text:list-item>
          <text:p text:style-name="P2">Bony</text:p>
        </text:list-item>
        <text:list-item>
          <text:p text:style-name="P2">Chiseled</text:p>
        </text:list-item>
        <text:list-item>
          <text:p text:style-name="P2">Delicate</text:p>
        </text:list-item>
        <text:list-item>
          <text:p text:style-name="P2">Elongated</text:p>
        </text:list-item>
        <text:list-item>
          <text:p text:style-name="P2">Patrician</text:p>
        </text:list-item>
        <text:list-item>
          <text:p text:style-name="P2">Pinched</text:p>
        </text:list-item>
        <text:list-item>
          <text:p text:style-name="P2">Hawkish</text:p>
        </text:list-item>
        <text:list-item>
          <text:p text:style-name="P2">Broken</text:p>
        </text:list-item>
        <text:list-item>
          <text:p text:style-name="P2">Impish</text:p>
        </text:list-item>
        <text:list-item>
          <text:p text:style-name="P2">Narrow</text:p>
        </text:list-item>
        <text:list-item>
          <text:p text:style-name="P2">Ratlike</text:p>
        </text:list-item>
        <text:list-item>
          <text:p text:style-name="P2">Round</text:p>
        </text:list-item>
        <text:list-item>
          <text:p text:style-name="P2">Sunken</text:p>
        </text:list-item>
        <text:list-item>
          <text:p text:style-name="P2">Sharp</text:p>
        </text:list-item>
        <text:list-item>
          <text:p text:style-name="P2">Soft</text:p>
        </text:list-item>
        <text:list-item>
          <text:p text:style-name="P2">Square</text:p>
        </text:list-item>
        <text:list-item>
          <text:p text:style-name="P2">Wide</text:p>
        </text:list-item>
        <text:list-item>
          <text:p text:style-name="P2">Wolfish</text:p>
        </text:list-item>
      </text:list>
      <text:p text:style-name="P36"><text:span text:style-name="T1">Skin</text:span></text:p>
      <text:list xml:id="list184346234285039" text:continue-list="list184345232990279" text:style-name="WWNum1003">
        <text:list-item text:start-value="1">
          <text:p text:style-name="P3">Battle Scar</text:p>
        </text:list-item>
        <text:list-item>
          <text:p text:style-name="P3">Birthmark</text:p>
        </text:list-item>
        <text:list-item>
          <text:p text:style-name="P3">Burn Scar</text:p>
        </text:list-item>
        <text:list-item>
          <text:p text:style-name="P3">Dark</text:p>
        </text:list-item>
        <text:list-item>
          <text:p text:style-name="P3">Makeup</text:p>
        </text:list-item>
        <text:list-item>
          <text:p text:style-name="P3">Oily</text:p>
        </text:list-item>
        <text:list-item>
          <text:p text:style-name="P3">Pale</text:p>
        </text:list-item>
        <text:list-item>
          <text:p text:style-name="P3">Perfect</text:p>
        </text:list-item>
        <text:list-item>
          <text:p text:style-name="P3"><text:soft-page-break/>Pierced</text:p>
        </text:list-item>
        <text:list-item>
          <text:p text:style-name="P3">Pockmarked</text:p>
        </text:list-item>
        <text:list-item>
          <text:p text:style-name="P3">Reeking</text:p>
        </text:list-item>
        <text:list-item>
          <text:p text:style-name="P3">Tattooed</text:p>
        </text:list-item>
        <text:list-item>
          <text:p text:style-name="P3">Rosy</text:p>
        </text:list-item>
        <text:list-item>
          <text:p text:style-name="P3">Rough</text:p>
        </text:list-item>
        <text:list-item>
          <text:p text:style-name="P3">Sallow</text:p>
        </text:list-item>
        <text:list-item>
          <text:p text:style-name="P3">Sunburned</text:p>
        </text:list-item>
        <text:list-item>
          <text:p text:style-name="P3">Tanned</text:p>
        </text:list-item>
        <text:list-item>
          <text:p text:style-name="P3">War Paint</text:p>
        </text:list-item>
        <text:list-item>
          <text:p text:style-name="P3">Weathered</text:p>
        </text:list-item>
        <text:list-item>
          <text:p text:style-name="P3">Whip Scar</text:p>
        </text:list-item>
      </text:list>
      <text:p text:style-name="P36"><text:span text:style-name="T1">Hair</text:span></text:p>
      <text:list xml:id="list184345809289125" text:continue-list="list184346234285039" text:style-name="WWNum1004">
        <text:list-item text:start-value="1">
          <text:p text:style-name="P4">Bald</text:p>
        </text:list-item>
        <text:list-item>
          <text:p text:style-name="P4">Braided</text:p>
        </text:list-item>
        <text:list-item>
          <text:p text:style-name="P4">Bristly</text:p>
        </text:list-item>
        <text:list-item>
          <text:p text:style-name="P4">Cropped</text:p>
        </text:list-item>
        <text:list-item>
          <text:p text:style-name="P4">Curly</text:p>
        </text:list-item>
        <text:list-item>
          <text:p text:style-name="P4">Disheveled</text:p>
        </text:list-item>
        <text:list-item>
          <text:p text:style-name="P4">Dreadlocks</text:p>
        </text:list-item>
        <text:list-item>
          <text:p text:style-name="P4">Filthy</text:p>
        </text:list-item>
        <text:list-item>
          <text:p text:style-name="P4">Frizzy</text:p>
        </text:list-item>
        <text:list-item>
          <text:p text:style-name="P4">Greased</text:p>
        </text:list-item>
        <text:list-item>
          <text:p text:style-name="P4">Limp</text:p>
        </text:list-item>
        <text:list-item>
          <text:p text:style-name="P4">Long</text:p>
        </text:list-item>
        <text:list-item>
          <text:p text:style-name="P4">Luxurious</text:p>
        </text:list-item>
        <text:list-item>
          <text:p text:style-name="P4">Mohawk</text:p>
        </text:list-item>
        <text:list-item>
          <text:p text:style-name="P4">Oily</text:p>
        </text:list-item>
        <text:list-item>
          <text:p text:style-name="P4">Ponytail</text:p>
        </text:list-item>
        <text:list-item>
          <text:p text:style-name="P4">Silky</text:p>
        </text:list-item>
        <text:list-item>
          <text:p text:style-name="P4">Topknot</text:p>
        </text:list-item>
        <text:list-item>
          <text:p text:style-name="P4">Wavy</text:p>
        </text:list-item>
        <text:list-item>
          <text:p text:style-name="P4">Wispy</text:p>
        </text:list-item>
      </text:list>
      <text:p text:style-name="P36"><text:span text:style-name="T1">Clothing</text:span></text:p>
      <text:list xml:id="list184344659687281" text:continue-list="list184345809289125" text:style-name="WWNum1005">
        <text:list-item text:start-value="1">
          <text:p text:style-name="P5">Antique</text:p>
        </text:list-item>
        <text:list-item>
          <text:p text:style-name="P5">Bloody</text:p>
        </text:list-item>
        <text:list-item>
          <text:p text:style-name="P5">Ceremonial</text:p>
        </text:list-item>
        <text:list-item>
          <text:p text:style-name="P5">Decorated</text:p>
        </text:list-item>
        <text:list-item>
          <text:p text:style-name="P5">Eccentric</text:p>
        </text:list-item>
        <text:list-item>
          <text:p text:style-name="P5"><text:soft-page-break/>Elegant</text:p>
        </text:list-item>
        <text:list-item>
          <text:p text:style-name="P5">Fashionable</text:p>
        </text:list-item>
        <text:list-item>
          <text:p text:style-name="P5">Filthy</text:p>
        </text:list-item>
        <text:list-item>
          <text:p text:style-name="P5">Flamboyant</text:p>
        </text:list-item>
        <text:list-item>
          <text:p text:style-name="P5">Stained</text:p>
        </text:list-item>
        <text:list-item>
          <text:p text:style-name="P5">Foreign</text:p>
        </text:list-item>
        <text:list-item>
          <text:p text:style-name="P5">Frayed</text:p>
        </text:list-item>
        <text:list-item>
          <text:p text:style-name="P5">Frumpy</text:p>
        </text:list-item>
        <text:list-item>
          <text:p text:style-name="P5">Livery</text:p>
        </text:list-item>
        <text:list-item>
          <text:p text:style-name="P5">Oversized</text:p>
        </text:list-item>
        <text:list-item>
          <text:p text:style-name="P5">Patched</text:p>
        </text:list-item>
        <text:list-item>
          <text:p text:style-name="P5">Perfumed</text:p>
        </text:list-item>
        <text:list-item>
          <text:p text:style-name="P5">Rancid</text:p>
        </text:list-item>
        <text:list-item>
          <text:p text:style-name="P5">Torn</text:p>
        </text:list-item>
        <text:list-item>
          <text:p text:style-name="P5">Undersized</text:p>
        </text:list-item>
      </text:list>
      <text:p text:style-name="P36"><text:span text:style-name="T1">Virtue</text:span></text:p>
      <text:list xml:id="list184344698845724" text:continue-list="list184344659687281" text:style-name="WWNum1006">
        <text:list-item text:start-value="1">
          <text:p text:style-name="P6">Ambitious</text:p>
        </text:list-item>
        <text:list-item>
          <text:p text:style-name="P6">Cautious</text:p>
        </text:list-item>
        <text:list-item>
          <text:p text:style-name="P6">Courageous</text:p>
        </text:list-item>
        <text:list-item>
          <text:p text:style-name="P6">Courteous</text:p>
        </text:list-item>
        <text:list-item>
          <text:p text:style-name="P6">Curious</text:p>
        </text:list-item>
        <text:list-item>
          <text:p text:style-name="P6">Disciplined</text:p>
        </text:list-item>
        <text:list-item>
          <text:p text:style-name="P6">Focused</text:p>
        </text:list-item>
        <text:list-item>
          <text:p text:style-name="P6">Generous</text:p>
        </text:list-item>
        <text:list-item>
          <text:p text:style-name="P6">Gregarious</text:p>
        </text:list-item>
        <text:list-item>
          <text:p text:style-name="P6">Honest</text:p>
        </text:list-item>
        <text:list-item>
          <text:p text:style-name="P6">Honorable</text:p>
        </text:list-item>
        <text:list-item>
          <text:p text:style-name="P6">Humble</text:p>
        </text:list-item>
        <text:list-item>
          <text:p text:style-name="P6">Idealistic</text:p>
        </text:list-item>
        <text:list-item>
          <text:p text:style-name="P6">Just</text:p>
        </text:list-item>
        <text:list-item>
          <text:p text:style-name="P6">Loyal</text:p>
        </text:list-item>
        <text:list-item>
          <text:p text:style-name="P6">Merciful</text:p>
        </text:list-item>
        <text:list-item>
          <text:p text:style-name="P6">Righteous</text:p>
        </text:list-item>
        <text:list-item>
          <text:p text:style-name="P6">Serene</text:p>
        </text:list-item>
        <text:list-item>
          <text:p text:style-name="P6">Stoic</text:p>
        </text:list-item>
        <text:list-item>
          <text:p text:style-name="P6">Tolerant</text:p>
        </text:list-item>
      </text:list>
      <text:p text:style-name="P36"><text:span text:style-name="T1">Vice</text:span></text:p>
      <text:list xml:id="list184345522126657" text:continue-list="list184344698845724" text:style-name="WWNum1007">
        <text:list-item text:start-value="1">
          <text:p text:style-name="P7">Aggressive</text:p>
        </text:list-item>
        <text:list-item>
          <text:p text:style-name="P7">Arrogant</text:p>
        </text:list-item>
        <text:list-item>
          <text:p text:style-name="P7"><text:soft-page-break/>Bitter</text:p>
        </text:list-item>
        <text:list-item>
          <text:p text:style-name="P7">Cowardly</text:p>
        </text:list-item>
        <text:list-item>
          <text:p text:style-name="P7">Cruel</text:p>
        </text:list-item>
        <text:list-item>
          <text:p text:style-name="P7">Deceitful</text:p>
        </text:list-item>
        <text:list-item>
          <text:p text:style-name="P7">Flippant</text:p>
        </text:list-item>
        <text:list-item>
          <text:p text:style-name="P7">Gluttonous</text:p>
        </text:list-item>
        <text:list-item>
          <text:p text:style-name="P7">Greedy</text:p>
        </text:list-item>
        <text:list-item>
          <text:p text:style-name="P7">Irascible</text:p>
        </text:list-item>
        <text:list-item>
          <text:p text:style-name="P7">Lazy</text:p>
        </text:list-item>
        <text:list-item>
          <text:p text:style-name="P7">Nervous</text:p>
        </text:list-item>
        <text:list-item>
          <text:p text:style-name="P7">Prejudiced</text:p>
        </text:list-item>
        <text:list-item>
          <text:p text:style-name="P7">Reckless</text:p>
        </text:list-item>
        <text:list-item>
          <text:p text:style-name="P7">Rude</text:p>
        </text:list-item>
        <text:list-item>
          <text:p text:style-name="P7">Suspicious</text:p>
        </text:list-item>
        <text:list-item>
          <text:p text:style-name="P7">Vain</text:p>
        </text:list-item>
        <text:list-item>
          <text:p text:style-name="P7">Vengeful</text:p>
        </text:list-item>
        <text:list-item>
          <text:p text:style-name="P7">Wasteful</text:p>
        </text:list-item>
        <text:list-item>
          <text:p text:style-name="P7">Whiny</text:p>
        </text:list-item>
      </text:list>
      <text:p text:style-name="P36"><text:span text:style-name="T1">Speech</text:span></text:p>
      <text:list xml:id="list184344797215394" text:continue-list="list184345522126657" text:style-name="WWNum1008">
        <text:list-item text:start-value="1">
          <text:p text:style-name="P8">Blunt</text:p>
        </text:list-item>
        <text:list-item>
          <text:p text:style-name="P8">Booming</text:p>
        </text:list-item>
        <text:list-item>
          <text:p text:style-name="P8">Breathy</text:p>
        </text:list-item>
        <text:list-item>
          <text:p text:style-name="P8">Cryptic</text:p>
        </text:list-item>
        <text:list-item>
          <text:p text:style-name="P8">Drawling</text:p>
        </text:list-item>
        <text:list-item>
          <text:p text:style-name="P8">Droning</text:p>
        </text:list-item>
        <text:list-item>
          <text:p text:style-name="P8">Flowery</text:p>
        </text:list-item>
        <text:list-item>
          <text:p text:style-name="P8">Formal</text:p>
        </text:list-item>
        <text:list-item>
          <text:p text:style-name="P8">Gravelly</text:p>
        </text:list-item>
        <text:list-item>
          <text:p text:style-name="P8">Hoarse</text:p>
        </text:list-item>
        <text:list-item>
          <text:p text:style-name="P8">Mumbling</text:p>
        </text:list-item>
        <text:list-item>
          <text:p text:style-name="P8">Precise</text:p>
        </text:list-item>
        <text:list-item>
          <text:p text:style-name="P8">Quaint</text:p>
        </text:list-item>
        <text:list-item>
          <text:p text:style-name="P8">Rambling</text:p>
        </text:list-item>
        <text:list-item>
          <text:p text:style-name="P8">Rapid-fire</text:p>
        </text:list-item>
        <text:list-item>
          <text:p text:style-name="P8">Dialect</text:p>
        </text:list-item>
        <text:list-item>
          <text:p text:style-name="P8">Slow</text:p>
        </text:list-item>
        <text:list-item>
          <text:p text:style-name="P8">Squeaky</text:p>
        </text:list-item>
        <text:list-item>
          <text:p text:style-name="P8">Stuttering</text:p>
        </text:list-item>
        <text:list-item>
          <text:p text:style-name="P8">Whispery</text:p>
        </text:list-item>
      </text:list>
      <text:p text:style-name="P36"><text:soft-page-break/><text:span text:style-name="T1">Background</text:span></text:p>
      <text:list xml:id="list184346653998092" text:continue-list="list184344797215394" text:style-name="WWNum1009">
        <text:list-item text:start-value="1">
          <text:p text:style-name="P9">Alchemist</text:p>
        </text:list-item>
        <text:list-item>
          <text:p text:style-name="P9">Beggar</text:p>
        </text:list-item>
        <text:list-item>
          <text:p text:style-name="P9">Butcher</text:p>
        </text:list-item>
        <text:list-item>
          <text:p text:style-name="P9">Burglar</text:p>
        </text:list-item>
        <text:list-item>
          <text:p text:style-name="P9">Charlatan</text:p>
        </text:list-item>
        <text:list-item>
          <text:p text:style-name="P9">Cleric</text:p>
        </text:list-item>
        <text:list-item>
          <text:p text:style-name="P9">Cook</text:p>
        </text:list-item>
        <text:list-item>
          <text:p text:style-name="P9">Cultist</text:p>
        </text:list-item>
        <text:list-item>
          <text:p text:style-name="P9">Gambler</text:p>
        </text:list-item>
        <text:list-item>
          <text:p text:style-name="P9">Herbalist</text:p>
        </text:list-item>
        <text:list-item>
          <text:p text:style-name="P9">Magician</text:p>
        </text:list-item>
        <text:list-item>
          <text:p text:style-name="P9">Mariner</text:p>
        </text:list-item>
        <text:list-item>
          <text:p text:style-name="P9">Mercenary</text:p>
        </text:list-item>
        <text:list-item>
          <text:p text:style-name="P9">Merchant</text:p>
        </text:list-item>
        <text:list-item>
          <text:p text:style-name="P9">Outlaw</text:p>
        </text:list-item>
        <text:list-item>
          <text:p text:style-name="P9">Performer</text:p>
        </text:list-item>
        <text:list-item>
          <text:p text:style-name="P9">Pickpocket</text:p>
        </text:list-item>
        <text:list-item>
          <text:p text:style-name="P9">Smuggler</text:p>
        </text:list-item>
        <text:list-item>
          <text:p text:style-name="P9">Student</text:p>
        </text:list-item>
        <text:list-item>
          <text:p text:style-name="P9">Tracker</text:p>
        </text:list-item>
      </text:list>
      <text:p text:style-name="P36"><text:span text:style-name="T1">Misfortunes</text:span></text:p>
      <text:list xml:id="list184346550420658" text:continue-list="list184346653998092" text:style-name="WWNum1010">
        <text:list-item text:start-value="1">
          <text:p text:style-name="P10">Abandoned</text:p>
        </text:list-item>
        <text:list-item>
          <text:p text:style-name="P10">Addicted</text:p>
        </text:list-item>
        <text:list-item>
          <text:p text:style-name="P10">Blackmailed</text:p>
        </text:list-item>
        <text:list-item>
          <text:p text:style-name="P10">Condemned</text:p>
        </text:list-item>
        <text:list-item>
          <text:p text:style-name="P10">Cursed</text:p>
        </text:list-item>
        <text:list-item>
          <text:p text:style-name="P10">Defrauded</text:p>
        </text:list-item>
        <text:list-item>
          <text:p text:style-name="P10">Demoted</text:p>
        </text:list-item>
        <text:list-item>
          <text:p text:style-name="P10">Discredited</text:p>
        </text:list-item>
        <text:list-item>
          <text:p text:style-name="P10">Disowned</text:p>
        </text:list-item>
        <text:list-item>
          <text:p text:style-name="P10">Exiled</text:p>
        </text:list-item>
        <text:list-item>
          <text:p text:style-name="P10">Framed</text:p>
        </text:list-item>
        <text:list-item>
          <text:p text:style-name="P10">Haunted</text:p>
        </text:list-item>
        <text:list-item>
          <text:p text:style-name="P10">Kidnapped</text:p>
        </text:list-item>
        <text:list-item>
          <text:p text:style-name="P10">Mutilated</text:p>
        </text:list-item>
        <text:list-item>
          <text:p text:style-name="P10">Poor</text:p>
        </text:list-item>
        <text:list-item>
          <text:p text:style-name="P10">Pursued</text:p>
        </text:list-item>
        <text:list-item>
          <text:p text:style-name="P10">Rejected</text:p>
        </text:list-item>
        <text:list-item>
          <text:p text:style-name="P10"><text:soft-page-break/>Replaced</text:p>
        </text:list-item>
        <text:list-item>
          <text:p text:style-name="P10">Robbed</text:p>
        </text:list-item>
        <text:list-item>
          <text:p text:style-name="P10">Suspected</text:p>
        </text:list-item>
      </text:list>
      <text:p text:style-name="P36"><text:span text:style-name="T1">Alignment</text:span></text:p>
      <text:list xml:id="list2748924867" text:style-name="WWNum1011">
        <text:list-item>
          <text:p text:style-name="P11">1-5: Law</text:p>
        </text:list-item>
        <text:list-item>
          <text:p text:style-name="P11">6-15: Neutrality</text:p>
        </text:list-item>
        <text:list-item>
          <text:p text:style-name="P11">16-20: Chaos</text:p>
        </text:list-item>
      </text:list>
      <text:h text:style-name="P38" text:outline-level="2"><text:bookmark-start text:name="starting-gear"/>Starting Gear<text:bookmark-end text:name="starting-gear"/></text:h>
      <text:p text:style-name="P36"><text:span text:style-name="T1">Armor</text:span></text:p>
      <text:list xml:id="list184346789480109" text:continue-list="list2748924867" text:style-name="WWNum1012">
        <text:list-item>
          <text:p text:style-name="P12">1-3: No Armor</text:p>
        </text:list-item>
        <text:list-item>
          <text:p text:style-name="P12">4-14: Gambeson</text:p>
        </text:list-item>
        <text:list-item>
          <text:p text:style-name="P12">15-19: Brigandine</text:p>
        </text:list-item>
        <text:list-item>
          <text:p text:style-name="P12">20: Chain</text:p>
        </text:list-item>
      </text:list>
      <text:p text:style-name="P36"><text:span text:style-name="T1">Helmets and Shields</text:span></text:p>
      <text:list xml:id="list184346176581905" text:continue-list="list184346789480109" text:style-name="WWNum1013">
        <text:list-item>
          <text:p text:style-name="P13">1-13: None</text:p>
        </text:list-item>
        <text:list-item>
          <text:p text:style-name="P13">14-16: Helmet</text:p>
        </text:list-item>
        <text:list-item>
          <text:p text:style-name="P13">17-19: Shield</text:p>
        </text:list-item>
        <text:list-item>
          <text:p text:style-name="P13">20: Helmet and Shield</text:p>
        </text:list-item>
      </text:list>
      <text:h text:style-name="P38" text:outline-level="2"><text:bookmark-start text:name="dungeoneering-gear"/>Dungeoneering Gear<text:bookmark-end text:name="dungeoneering-gear"/></text:h>
      <text:p text:style-name="P36">Roll twice on this table, and once on the following two.</text:p>
      <text:list xml:id="list184345417105091" text:continue-list="list184346550420658" text:style-name="WWNum1014">
        <text:list-item text:start-value="1">
          <text:p text:style-name="P14">Rope, 50ft</text:p>
        </text:list-item>
        <text:list-item>
          <text:p text:style-name="P14">Pulleys</text:p>
        </text:list-item>
        <text:list-item>
          <text:p text:style-name="P14">Candles, 5</text:p>
        </text:list-item>
        <text:list-item>
          <text:p text:style-name="P14">Chain, 10ft</text:p>
        </text:list-item>
        <text:list-item>
          <text:p text:style-name="P14">Chalk, 10</text:p>
        </text:list-item>
        <text:list-item>
          <text:p text:style-name="P14">Crowbar</text:p>
        </text:list-item>
        <text:list-item>
          <text:p text:style-name="P14">Tinderbox</text:p>
        </text:list-item>
        <text:list-item>
          <text:p text:style-name="P14">Grap. Hook</text:p>
        </text:list-item>
        <text:list-item>
          <text:p text:style-name="P14">Hammer</text:p>
        </text:list-item>
        <text:list-item>
          <text:p text:style-name="P14">Waterskin</text:p>
        </text:list-item>
        <text:list-item>
          <text:p text:style-name="P14">Lantern</text:p>
        </text:list-item>
        <text:list-item>
          <text:p text:style-name="P14">Lamp Oil</text:p>
        </text:list-item>
        <text:list-item>
          <text:p text:style-name="P14">Padlock</text:p>
        </text:list-item>
        <text:list-item>
          <text:p text:style-name="P14">Manacles</text:p>
        </text:list-item>
        <text:list-item>
          <text:p text:style-name="P14">Mirror</text:p>
        </text:list-item>
        <text:list-item>
          <text:p text:style-name="P14">Pole, 10ft</text:p>
        </text:list-item>
        <text:list-item>
          <text:p text:style-name="P14"><text:soft-page-break/>Sack</text:p>
        </text:list-item>
        <text:list-item>
          <text:p text:style-name="P14">Tent</text:p>
        </text:list-item>
        <text:list-item>
          <text:p text:style-name="P14">Spikes, 5</text:p>
        </text:list-item>
        <text:list-item>
          <text:p text:style-name="P14">Torches, 5</text:p>
        </text:list-item>
      </text:list>
      <text:p text:style-name="P36"><text:span text:style-name="T1">General Gear 1</text:span></text:p>
      <text:list xml:id="list184345972598388" text:continue-list="list184345417105091" text:style-name="WWNum1015">
        <text:list-item text:start-value="1">
          <text:p text:style-name="P15">Air Bladder</text:p>
        </text:list-item>
        <text:list-item>
          <text:p text:style-name="P15">Bear Trap</text:p>
        </text:list-item>
        <text:list-item>
          <text:p text:style-name="P15">Shovel</text:p>
        </text:list-item>
        <text:list-item>
          <text:p text:style-name="P15">Bellows</text:p>
        </text:list-item>
        <text:list-item>
          <text:p text:style-name="P15">Grease</text:p>
        </text:list-item>
        <text:list-item>
          <text:p text:style-name="P15">Saw</text:p>
        </text:list-item>
        <text:list-item>
          <text:p text:style-name="P15">Bucket</text:p>
        </text:list-item>
        <text:list-item>
          <text:p text:style-name="P15">Caltrops</text:p>
        </text:list-item>
        <text:list-item>
          <text:p text:style-name="P15">Chisel</text:p>
        </text:list-item>
        <text:list-item>
          <text:p text:style-name="P15">Drill</text:p>
        </text:list-item>
        <text:list-item>
          <text:p text:style-name="P15">Fish. Rod</text:p>
        </text:list-item>
        <text:list-item>
          <text:p text:style-name="P15">Marbles</text:p>
        </text:list-item>
        <text:list-item>
          <text:p text:style-name="P15">Glue</text:p>
        </text:list-item>
        <text:list-item>
          <text:p text:style-name="P15">Pick</text:p>
        </text:list-item>
        <text:list-item>
          <text:p text:style-name="P15">Hourglass</text:p>
        </text:list-item>
        <text:list-item>
          <text:p text:style-name="P15">Net</text:p>
        </text:list-item>
        <text:list-item>
          <text:p text:style-name="P15">Tongs</text:p>
        </text:list-item>
        <text:list-item>
          <text:p text:style-name="P15">Lockpicks</text:p>
        </text:list-item>
        <text:list-item>
          <text:p text:style-name="P15">Metal File</text:p>
        </text:list-item>
        <text:list-item>
          <text:p text:style-name="P15">Nails</text:p>
        </text:list-item>
      </text:list>
      <text:p text:style-name="P36"><text:span text:style-name="T1">General Gear 2</text:span></text:p>
      <text:list xml:id="list184345758886375" text:continue-list="list184345972598388" text:style-name="WWNum1016">
        <text:list-item text:start-value="1">
          <text:p text:style-name="P16">Incense</text:p>
        </text:list-item>
        <text:list-item>
          <text:p text:style-name="P16">Sponge</text:p>
        </text:list-item>
        <text:list-item>
          <text:p text:style-name="P16">Lens</text:p>
        </text:list-item>
        <text:list-item>
          <text:p text:style-name="P16">Perfume</text:p>
        </text:list-item>
        <text:list-item>
          <text:p text:style-name="P16">Horn</text:p>
        </text:list-item>
        <text:list-item>
          <text:p text:style-name="P16">Bottle</text:p>
        </text:list-item>
        <text:list-item>
          <text:p text:style-name="P16">Soap</text:p>
        </text:list-item>
        <text:list-item>
          <text:p text:style-name="P16">Spyglass</text:p>
        </text:list-item>
        <text:list-item>
          <text:p text:style-name="P16">Tar Pot</text:p>
        </text:list-item>
        <text:list-item>
          <text:p text:style-name="P16">Twine</text:p>
        </text:list-item>
        <text:list-item>
          <text:p text:style-name="P16">Fake Jewels</text:p>
        </text:list-item>
        <text:list-item>
          <text:p text:style-name="P16">Blank Book</text:p>
        </text:list-item>
        <text:list-item>
          <text:p text:style-name="P16">Card Deck</text:p>
        </text:list-item>
        <text:list-item>
          <text:p text:style-name="P16"><text:soft-page-break/>Dice Set</text:p>
        </text:list-item>
        <text:list-item>
          <text:p text:style-name="P16">Cook Pots</text:p>
        </text:list-item>
        <text:list-item>
          <text:p text:style-name="P16">Face Paint</text:p>
        </text:list-item>
        <text:list-item>
          <text:p text:style-name="P16">Whistle</text:p>
        </text:list-item>
        <text:list-item>
          <text:p text:style-name="P16">Instrument</text:p>
        </text:list-item>
        <text:list-item>
          <text:p text:style-name="P16">Quill &amp; Ink</text:p>
        </text:list-item>
        <text:list-item>
          <text:p text:style-name="P16">Small Bell</text:p>
        </text:list-item>
      </text:list>
      <text:h text:style-name="P38" text:outline-level="2"><text:bookmark-start text:name="item-costs"/>Item Costs<text:bookmark-end text:name="item-costs"/></text:h>
      <text:p text:style-name="P36">All prices are given in copper pennies. Payment for things like ships, real estate, and so on usually takes the form of trade goods, favors, or oaths of fealty rather than coins.</text:p>
      <text:p text:style-name="P40"><text:span text:style-name="T1">Tools &amp; Gear</text:span></text:p>
      <text:list xml:id="list184345786285269" text:continue-list="list184346176581905" text:style-name="WWNum1017">
        <text:list-item>
          <text:p text:style-name="P17">Air Bladder: 5</text:p>
        </text:list-item>
        <text:list-item>
          <text:p text:style-name="P17">Bear Trap: 20</text:p>
        </text:list-item>
        <text:list-item>
          <text:p text:style-name="P17">Bedroll: 10</text:p>
        </text:list-item>
        <text:list-item>
          <text:p text:style-name="P17">Bellows: 10</text:p>
        </text:list-item>
        <text:list-item>
          <text:p text:style-name="P17">Black Grease: 1</text:p>
        </text:list-item>
        <text:list-item>
          <text:p text:style-name="P17">Block and Tackle: 30</text:p>
        </text:list-item>
        <text:list-item>
          <text:p text:style-name="P17">Book (Blank): 300</text:p>
        </text:list-item>
        <text:list-item>
          <text:p text:style-name="P17">Book (Reading): 600</text:p>
        </text:list-item>
        <text:list-item>
          <text:p text:style-name="P17">Bottle/Vial: 1</text:p>
        </text:list-item>
        <text:list-item>
          <text:p text:style-name="P17">Bucket: 5</text:p>
        </text:list-item>
        <text:list-item>
          <text:p text:style-name="P17">Caltrops (bag): 10</text:p>
        </text:list-item>
        <text:list-item>
          <text:p text:style-name="P17">Cards with an extra Ace: 5</text:p>
        </text:list-item>
        <text:list-item>
          <text:p text:style-name="P17">Chain (10 ft): 10</text:p>
        </text:list-item>
        <text:list-item>
          <text:p text:style-name="P17">Chalk (10 pieces): 1</text:p>
        </text:list-item>
        <text:list-item>
          <text:p text:style-name="P17">Chisel: 5</text:p>
        </text:list-item>
        <text:list-item>
          <text:p text:style-name="P17">Cookpots: 10</text:p>
        </text:list-item>
        <text:list-item>
          <text:p text:style-name="P17">Crowbar: 10</text:p>
        </text:list-item>
        <text:list-item>
          <text:p text:style-name="P17">Drill: 10</text:p>
        </text:list-item>
        <text:list-item>
          <text:p text:style-name="P17">Face Paint/Makeup: 10</text:p>
        </text:list-item>
        <text:list-item>
          <text:p text:style-name="P17">Fake Jewels: 50</text:p>
        </text:list-item>
        <text:list-item>
          <text:p text:style-name="P17">Fishing Rod/Tackle: 10</text:p>
        </text:list-item>
        <text:list-item>
          <text:p text:style-name="P17">Glass Marbles (bag): 5</text:p>
        </text:list-item>
        <text:list-item>
          <text:p text:style-name="P17">Glue (bottle): 1</text:p>
        </text:list-item>
        <text:list-item>
          <text:p text:style-name="P17">Grappling Hook: 10</text:p>
        </text:list-item>
        <text:list-item>
          <text:p text:style-name="P17">Hammer: 10</text:p>
        </text:list-item>
        <text:list-item>
          <text:p text:style-name="P17">Holy Water: 25</text:p>
        </text:list-item>
        <text:list-item>
          <text:p text:style-name="P17">Horn: 10</text:p>
        </text:list-item>
        <text:list-item>
          <text:p text:style-name="P17"><text:soft-page-break/>Hourglass: 300</text:p>
        </text:list-item>
        <text:list-item>
          <text:p text:style-name="P17">Incense (packet): 10</text:p>
        </text:list-item>
        <text:list-item>
          <text:p text:style-name="P17">Iron Tongs: 10</text:p>
        </text:list-item>
        <text:list-item>
          <text:p text:style-name="P17">Ladder (10 ft): 10</text:p>
        </text:list-item>
        <text:list-item>
          <text:p text:style-name="P17">Large Sponge 5</text:p>
        </text:list-item>
        <text:list-item>
          <text:p text:style-name="P17">Lens: 100</text:p>
        </text:list-item>
        <text:list-item>
          <text:p text:style-name="P17">Lockpicks: 100</text:p>
        </text:list-item>
        <text:list-item>
          <text:p text:style-name="P17">Manacles: 10</text:p>
        </text:list-item>
        <text:list-item>
          <text:p text:style-name="P17">Metal File: 5</text:p>
        </text:list-item>
        <text:list-item>
          <text:p text:style-name="P17">Mirror (small, silver): 200</text:p>
        </text:list-item>
        <text:list-item>
          <text:p text:style-name="P17">Musical Instrument: 200</text:p>
        </text:list-item>
        <text:list-item>
          <text:p text:style-name="P17">Nails (12): 5</text:p>
        </text:list-item>
        <text:list-item>
          <text:p text:style-name="P17">Net: 10</text:p>
        </text:list-item>
        <text:list-item>
          <text:p text:style-name="P17">Oilskin Bag: 5</text:p>
        </text:list-item>
        <text:list-item>
          <text:p text:style-name="P17">Oilskin Trousers: 10</text:p>
        </text:list-item>
        <text:list-item>
          <text:p text:style-name="P17">Padlock and Key: 20</text:p>
        </text:list-item>
        <text:list-item>
          <text:p text:style-name="P17">Perfume: 50</text:p>
        </text:list-item>
        <text:list-item>
          <text:p text:style-name="P17">Pick: 10</text:p>
        </text:list-item>
        <text:list-item>
          <text:p text:style-name="P17">Pole (10ft): 5</text:p>
        </text:list-item>
        <text:list-item>
          <text:p text:style-name="P17">Quill and Ink: 1</text:p>
        </text:list-item>
        <text:list-item>
          <text:p text:style-name="P17">Rope (50ft): 10</text:p>
        </text:list-item>
        <text:list-item>
          <text:p text:style-name="P17">Sack: 1</text:p>
        </text:list-item>
        <text:list-item>
          <text:p text:style-name="P17">Saw: 10</text:p>
        </text:list-item>
        <text:list-item>
          <text:p text:style-name="P17">Set of Loaded Dice: 5</text:p>
        </text:list-item>
        <text:list-item>
          <text:p text:style-name="P17">Shovel: 10</text:p>
        </text:list-item>
        <text:list-item>
          <text:p text:style-name="P17">Small Bell: 20</text:p>
        </text:list-item>
        <text:list-item>
          <text:p text:style-name="P17">Soap: 1</text:p>
        </text:list-item>
        <text:list-item>
          <text:p text:style-name="P17">Spike (iron): 5</text:p>
        </text:list-item>
        <text:list-item>
          <text:p text:style-name="P17">Spike (wood): 1</text:p>
        </text:list-item>
        <text:list-item>
          <text:p text:style-name="P17">Spiked boots: 5</text:p>
        </text:list-item>
        <text:list-item>
          <text:p text:style-name="P17">Spyglass: 1000</text:p>
        </text:list-item>
        <text:list-item>
          <text:p text:style-name="P17">Tar (Pot): 10</text:p>
        </text:list-item>
        <text:list-item>
          <text:p text:style-name="P17">Tent (3 man): 100</text:p>
        </text:list-item>
        <text:list-item>
          <text:p text:style-name="P17">Tent (personal): 50</text:p>
        </text:list-item>
        <text:list-item>
          <text:p text:style-name="P17">Twine (300 ft): 5</text:p>
        </text:list-item>
        <text:list-item>
          <text:p text:style-name="P17">Waterskin: 5</text:p>
        </text:list-item>
        <text:list-item>
          <text:p text:style-name="P17">Whistle: 5</text:p>
        </text:list-item>
      </text:list>
      <text:p text:style-name="P36"><text:span text:style-name="T1">Light</text:span></text:p>
      <text:list xml:id="list184344980003800" text:continue-list="list184345786285269" text:style-name="WWNum1018">
        <text:list-item>
          <text:p text:style-name="P18">Candle, 4 hours: 1</text:p>
        </text:list-item>
        <text:list-item>
          <text:p text:style-name="P18">Lantern: 30</text:p>
        </text:list-item>
        <text:list-item>
          <text:p text:style-name="P18"><text:soft-page-break/>Lamp Oil, 4 hours: 5</text:p>
        </text:list-item>
        <text:list-item>
          <text:p text:style-name="P18">Tinderbox: 10</text:p>
        </text:list-item>
        <text:list-item>
          <text:p text:style-name="P18">Torch, 1 hour: 1</text:p>
        </text:list-item>
      </text:list>
      <text:p text:style-name="P36"><text:span text:style-name="T1">Clothing</text:span></text:p>
      <text:list xml:id="list184344721085578" text:continue-list="list184344980003800" text:style-name="WWNum1019">
        <text:list-item>
          <text:p text:style-name="P19">Poor: 10</text:p>
        </text:list-item>
        <text:list-item>
          <text:p text:style-name="P19">Standard: 50</text:p>
        </text:list-item>
        <text:list-item>
          <text:p text:style-name="P19">Noble: 3000</text:p>
        </text:list-item>
        <text:list-item>
          <text:p text:style-name="P19">Furs: 5000</text:p>
        </text:list-item>
        <text:list-item>
          <text:p text:style-name="P19">Winter: 100</text:p>
        </text:list-item>
      </text:list>
      <text:p text:style-name="P36"><text:span text:style-name="T1">Food</text:span></text:p>
      <text:list xml:id="list184346244481569" text:continue-list="list184344721085578" text:style-name="WWNum1020">
        <text:list-item>
          <text:p text:style-name="P20">Travel rations (1 day): 5</text:p>
        </text:list-item>
        <text:list-item>
          <text:p text:style-name="P20">Animal Feed (1 day): 2</text:p>
        </text:list-item>
        <text:list-item>
          <text:p text:style-name="P20">Bacon, side of: 10</text:p>
        </text:list-item>
        <text:list-item>
          <text:p text:style-name="P20">Bread, 1 loaf: 1</text:p>
        </text:list-item>
        <text:list-item>
          <text:p text:style-name="P20">Cheese, 1 lb: 2</text:p>
        </text:list-item>
        <text:list-item>
          <text:p text:style-name="P20">Cider, 4 gallons: 1</text:p>
        </text:list-item>
        <text:list-item>
          <text:p text:style-name="P20">Cod, whole: 20</text:p>
        </text:list-item>
        <text:list-item>
          <text:p text:style-name="P20">Eggs, 24: 1</text:p>
        </text:list-item>
        <text:list-item>
          <text:p text:style-name="P20">Flour, 5 lbs: 1</text:p>
        </text:list-item>
        <text:list-item>
          <text:p text:style-name="P20">Fruit, 1 lb: 1</text:p>
        </text:list-item>
        <text:list-item>
          <text:p text:style-name="P20">Garlic, bunch: 1</text:p>
        </text:list-item>
        <text:list-item>
          <text:p text:style-name="P20">Grain, 1 bushel (8 gal.): 4</text:p>
        </text:list-item>
        <text:list-item>
          <text:p text:style-name="P20">Herbs, 1 bunch: 1</text:p>
        </text:list-item>
        <text:list-item>
          <text:p text:style-name="P20">Lard, 5 lbs: 1</text:p>
        </text:list-item>
        <text:list-item>
          <text:p text:style-name="P20">Onions, 1 bushel: 8</text:p>
        </text:list-item>
        <text:list-item>
          <text:p text:style-name="P20">Salt, 1 bushel: 3</text:p>
        </text:list-item>
        <text:list-item>
          <text:p text:style-name="P20">Spices, 1 lb: 100</text:p>
        </text:list-item>
        <text:list-item>
          <text:p text:style-name="P20">Sugar, 1 lb: 12</text:p>
        </text:list-item>
        <text:list-item>
          <text:p text:style-name="P20">Wine/ale, bottle: 1</text:p>
        </text:list-item>
      </text:list>
      <text:p text:style-name="P36"><text:span text:style-name="T1">Armor</text:span></text:p>
      <text:list xml:id="list184345370966324" text:continue-list="list184346244481569" text:style-name="WWNum1021">
        <text:list-item>
          <text:p text:style-name="P21">Shield (Defense +1, 1 slot, 1 quality): 40</text:p>
        </text:list-item>
        <text:list-item>
          <text:p text:style-name="P21">Helmet (Defense +1, 1 slot, 1 quality): 40</text:p>
        </text:list-item>
        <text:list-item>
          <text:p text:style-name="P21">Gambeson (Defense 12, 1 slot, 3 quality): 60</text:p>
        </text:list-item>
        <text:list-item>
          <text:p text:style-name="P21">Brigandine (Defense 13, 2 slots, 4 quality): 500</text:p>
        </text:list-item>
        <text:list-item>
          <text:p text:style-name="P21">Chain (Defense 14, 3 slots, 5 quality): 1200</text:p>
        </text:list-item>
        <text:list-item>
          <text:p text:style-name="P21">Half Plate (Defense 15, 4 slots, 6 quality): 4000</text:p>
        </text:list-item>
        <text:list-item>
          <text:p text:style-name="P21">Full Plate (Defense 16, 5 slots, 7 quality): 8000</text:p>
        </text:list-item>
      </text:list>
      <text:p text:style-name="P36"><text:soft-page-break/><text:span text:style-name="T1">Weapons</text:span></text:p>
      <text:list xml:id="list184344931751074" text:continue-list="list184345370966324" text:style-name="WWNum1022">
        <text:list-item>
          <text:p text:style-name="P22">Dagger, Cudgel, Staff, etc. (d6 dmg, 1 slot, 1 hand, 3 quality): 5</text:p>
        </text:list-item>
        <text:list-item>
          <text:p text:style-name="P22">Spear, Sword, Mace, Axe, etc. (d8 dmg, 2 slots, 1 hand, 3 quality): 10</text:p>
        </text:list-item>
        <text:list-item>
          <text:p text:style-name="P22">Halberd, War Hammer, Long Sword, Battle Axe, etc (d10 dmg, 3 slots, 2 hands, 3 quality): 20</text:p>
        </text:list-item>
        <text:list-item>
          <text:p text:style-name="P22">Sling (d4 dmg, 1 slot, 1 hand, 3 quality): 5</text:p>
        </text:list-item>
        <text:list-item>
          <text:p text:style-name="P22">Bow (d6 dmg, 2 slots, 2 hands, 3 quality): 15</text:p>
        </text:list-item>
        <text:list-item>
          <text:p text:style-name="P22">Crossbow (d8 dmg, 3 slots, 2 hands, 3 quality): 60</text:p>
        </text:list-item>
        <text:list-item>
          <text:p text:style-name="P22">Arrows (20): 5</text:p>
        </text:list-item>
        <text:list-item>
          <text:p text:style-name="P22">Quiver (capacity 20): 10</text:p>
        </text:list-item>
      </text:list>
      <text:p text:style-name="P36"><text:span text:style-name="T1">Animals</text:span></text:p>
      <text:list xml:id="list184345178769113" text:continue-list="list184344931751074" text:style-name="WWNum1023">
        <text:list-item>
          <text:p text:style-name="P23">Chicken: 1</text:p>
        </text:list-item>
        <text:list-item>
          <text:p text:style-name="P23">Cow: 100</text:p>
        </text:list-item>
        <text:list-item>
          <text:p text:style-name="P23">Dog, hunting: 50</text:p>
        </text:list-item>
        <text:list-item>
          <text:p text:style-name="P23">Dog, small but vicious: 20</text:p>
        </text:list-item>
        <text:list-item>
          <text:p text:style-name="P23">Donkey/Pack Horse: 300</text:p>
        </text:list-item>
        <text:list-item>
          <text:p text:style-name="P23">Goat: 10</text:p>
        </text:list-item>
        <text:list-item>
          <text:p text:style-name="P23">Hawk: 1000</text:p>
        </text:list-item>
        <text:list-item>
          <text:p text:style-name="P23">Horse, riding: 1000</text:p>
        </text:list-item>
        <text:list-item>
          <text:p text:style-name="P23">Horse, war: 10,000</text:p>
        </text:list-item>
        <text:list-item>
          <text:p text:style-name="P23">Ox: 300</text:p>
        </text:list-item>
        <text:list-item>
          <text:p text:style-name="P23">Pig: 30</text:p>
        </text:list-item>
        <text:list-item>
          <text:p text:style-name="P23">Sheep: 15</text:p>
        </text:list-item>
      </text:list>
      <text:p text:style-name="P36"><text:span text:style-name="T1">Lodging</text:span></text:p>
      <text:list xml:id="list184345615863204" text:continue-list="list184345178769113" text:style-name="WWNum1024">
        <text:list-item>
          <text:p text:style-name="P24">Bed, per night: 1</text:p>
        </text:list-item>
        <text:list-item>
          <text:p text:style-name="P24">Private room, per night: 2</text:p>
        </text:list-item>
        <text:list-item>
          <text:p text:style-name="P24">Meal: 2</text:p>
        </text:list-item>
        <text:list-item>
          <text:p text:style-name="P24">Hot bath: 2</text:p>
        </text:list-item>
        <text:list-item>
          <text:p text:style-name="P24">Stabling and fodder: 2</text:p>
        </text:list-item>
      </text:list>
      <text:p text:style-name="P36"><text:span text:style-name="T1">Ships</text:span></text:p>
      <text:list xml:id="list184345299483701" text:continue-list="list184345615863204" text:style-name="WWNum1025">
        <text:list-item>
          <text:p text:style-name="P25">Ship, high quality: 720/ton</text:p>
        </text:list-item>
        <text:list-item>
          <text:p text:style-name="P25">Ship, good quality: 480/ton</text:p>
        </text:list-item>
        <text:list-item>
          <text:p text:style-name="P25">Ship, used quality: 240/ton</text:p>
        </text:list-item>
        <text:list-item>
          <text:p text:style-name="P25">Ship, poor quality: 120/ton</text:p>
        </text:list-item>
        <text:list-item>
          <text:p text:style-name="P25">Raft: 50</text:p>
        </text:list-item>
        <text:list-item>
          <text:p text:style-name="P25">Fishing boat: 500</text:p>
        </text:list-item>
        <text:list-item>
          <text:p text:style-name="P25">Sloop: 5000</text:p>
        </text:list-item>
        <text:list-item>
          <text:p text:style-name="P25">Caravel: 25,000</text:p>
        </text:list-item>
        <text:list-item>
          <text:p text:style-name="P25"><text:soft-page-break/>Galleon: 125,000</text:p>
        </text:list-item>
      </text:list>
      <text:p text:style-name="P36"><text:span text:style-name="T1">Transport</text:span></text:p>
      <text:list xml:id="list184344775750929" text:continue-list="list184345299483701" text:style-name="WWNum1026">
        <text:list-item>
          <text:p text:style-name="P26">Carriage: 320</text:p>
        </text:list-item>
        <text:list-item>
          <text:p text:style-name="P26">Cart: 50</text:p>
        </text:list-item>
        <text:list-item>
          <text:p text:style-name="P26">Wagon: 120</text:p>
        </text:list-item>
      </text:list>
      <text:p text:style-name="P36"><text:span text:style-name="T1">Henchmen</text:span></text:p>
      <text:p text:style-name="P40">Wages are per day, not including food, etc.</text:p>
      <text:list xml:id="list184345900310278" text:continue-list="list184344775750929" text:style-name="WWNum1027">
        <text:list-item>
          <text:p text:style-name="P27">Laborer: 1</text:p>
        </text:list-item>
        <text:list-item>
          <text:p text:style-name="P27">Scribe: 2</text:p>
        </text:list-item>
        <text:list-item>
          <text:p text:style-name="P27">Archer: 3</text:p>
        </text:list-item>
        <text:list-item>
          <text:p text:style-name="P27">Mason: 4</text:p>
        </text:list-item>
        <text:list-item>
          <text:p text:style-name="P27">Man-at-arms, on foot: 6</text:p>
        </text:list-item>
        <text:list-item>
          <text:p text:style-name="P27">Armorer or Blacksmith: 8</text:p>
        </text:list-item>
        <text:list-item>
          <text:p text:style-name="P27">Man-at-arms, mounted: 12</text:p>
        </text:list-item>
        <text:list-item>
          <text:p text:style-name="P27">Master Builder: 15</text:p>
        </text:list-item>
        <text:list-item>
          <text:p text:style-name="P27">Barber-Surgeon: 25</text:p>
        </text:list-item>
        <text:list-item>
          <text:p text:style-name="P27">Knight: 25</text:p>
        </text:list-item>
      </text:list>
      <text:p text:style-name="P36"><text:span text:style-name="T1">Buildings</text:span></text:p>
      <text:list xml:id="list184345563486325" text:continue-list="list184345900310278" text:style-name="WWNum1028">
        <text:list-item>
          <text:p text:style-name="P28">Hovel: 120</text:p>
        </text:list-item>
        <text:list-item>
          <text:p text:style-name="P28">Row House: 1200</text:p>
        </text:list-item>
        <text:list-item>
          <text:p text:style-name="P28">Craftsman’s House: 2400</text:p>
        </text:list-item>
        <text:list-item>
          <text:p text:style-name="P28">Merchant’s House: 7200</text:p>
        </text:list-item>
        <text:list-item>
          <text:p text:style-name="P28">House with Courtyard: 21,600</text:p>
        </text:list-item>
        <text:list-item>
          <text:p text:style-name="P28">Guildhall: 32,600</text:p>
        </text:list-item>
        <text:list-item>
          <text:p text:style-name="P28">Stone Tower: 48,000</text:p>
        </text:list-item>
        <text:list-item>
          <text:p text:style-name="P28">Temple: 75,000</text:p>
        </text:list-item>
        <text:list-item>
          <text:p text:style-name="P28">Stronghold: 100,000</text:p>
        </text:list-item>
        <text:list-item>
          <text:p text:style-name="P28">Cathedral: 500,000</text:p>
        </text:list-item>
        <text:list-item>
          <text:p text:style-name="P28">Imperial Palace: 2,500,000</text:p>
        </text:list-item>
      </text:list>
      <text:h text:style-name="P37" text:outline-level="1"><text:bookmark-start text:name="playing-the-game"/>Playing the Game<text:bookmark-end text:name="playing-the-game"/></text:h>
      <text:h text:style-name="P38" text:outline-level="2"><text:bookmark-start text:name="abilities"/>Abilities<text:bookmark-end text:name="abilities"/></text:h>
      <text:p text:style-name="P36">Each of the six abilities is used in different circumstances.</text:p>
      <text:list xml:id="list184346413147566" text:continue-list="list184345563486325" text:style-name="WWNum1029">
        <text:list-item>
          <text:p text:style-name="P39"><text:span text:style-name="T1">Strength:</text:span> Used for melee attacks and saves requiring physical power, like lifting gates, bending bars, etc.</text:p>
        </text:list-item>
        <text:list-item>
          <text:p text:style-name="P39"><text:soft-page-break/><text:span text:style-name="T1">Dexterity:</text:span> Used for saves requiring poise, speed, and reflexes, like dodging, climbing, sneaking, balancing, etc.</text:p>
        </text:list-item>
        <text:list-item>
          <text:p text:style-name="P39"><text:span text:style-name="T1">Constitution:</text:span> Used for saves to resist poison, sickness, cold, etc. The Constitution bonus is added to healing rolls. A PC’s number of item slots is always equal to their Constitution defense.</text:p>
        </text:list-item>
        <text:list-item>
          <text:p text:style-name="P39"><text:span text:style-name="T1">Intelligence:</text:span> Used for saves requiring concentration and precision, such as wielding magic, resisting magical effects, recalling lore, crafting objects, tinkering with machinery, picking pockets, etc.</text:p>
        </text:list-item>
        <text:list-item>
          <text:p text:style-name="P39"><text:span text:style-name="T1">Wisdom:</text:span> Used for ranged attacks and saves requiring perception and intuition, such as tracking, navigating, searching for secret doors, detecting illusions, etc.</text:p>
        </text:list-item>
        <text:list-item>
          <text:p text:style-name="P39"><text:span text:style-name="T1">Charisma:</text:span> Used for saves to persuade, deceive, interrogate, intimidate, charm, provoke, etc. PCs may employ a number of henchmen equal to their Charisma bonus.</text:p>
        </text:list-item>
      </text:list>
      <text:h text:style-name="P38" text:outline-level="2"><text:bookmark-start text:name="item-slots"/>Item Slots<text:bookmark-end text:name="item-slots"/></text:h>
      <text:p text:style-name="P36">PCs have a number of item slots equal to their Constitution defense. Most items, including spellbooks, potions, a day’s rations, light weapons, tools and so on take up 1 slot, but particularly heavy or bulky items like armor or medium to heavy weapons may take up more slots. Groups of small, identical items may be bundled into the same slot, at the referee’s discretion. 100 coins can fit in a slot. As a general guideline, a slot holds around 5 pounds of weight.</text:p>
      <text:h text:style-name="P38" text:outline-level="2"><text:bookmark-start text:name="saving-throws"/>Saving Throws<text:bookmark-end text:name="saving-throws"/></text:h>
      <text:p text:style-name="P36">If a character attempts something where the outcome is uncertain and failure has consequences, they make a saving throw, or “save”. To make a save, add the bonus of the relevant ability to a d20 roll. If the total is greater than 15, the character succeeds. If not, they fail.</text:p>
      <text:p text:style-name="P40">If the save is opposed by another character, then instead of aiming to exceed 15, the side doing the rolling must get a total greater than the opposing character’s relevant defense score in order to succeed. If they fail, the opposing side succeeds. This type of save is called an opposed save. Note that it doesn’t matter which side does the rolling, since the odds of success remain the same.</text:p>
      <text:p text:style-name="P40"><text:span text:style-name="T1">Example:</text:span> <text:span text:style-name="T2">A wizard casts a fireball spell at a goblin, who gets a saving throw to avoid. This is resolved as an opposed save using the wizard’s Intelligence versus the goblin’s Dexterity. The goblin may roll plus their Dexterity bonus, hoping to exceed the wizard’s Intelligence defense or the wizard may roll plus their Intelligence bonus, hoping to exceed the goblin’s Dexterity defense.</text:span></text:p>
      <text:p text:style-name="P40"><text:soft-page-break/>If there are situational factors that make a save significantly easier or harder, the referee may grant the roll advantage or disadvantage. If a roll has advantage, roll 2d20 and use the better of the two dice. If it has disadvantage, roll 2d20 and use the worse of the two dice.</text:p>
      <text:h text:style-name="P38" text:outline-level="2"><text:bookmark-start text:name="reactions"/>Reactions<text:bookmark-end text:name="reactions"/></text:h>
      <text:p text:style-name="P36">When the PCs encounter an NPC whose reaction to the party is not obvious, the referee may roll 2d6 and consult the following table.</text:p>
      <text:list xml:id="list184345732142906" text:continue-list="list184346413147566" text:style-name="WWNum1030">
        <text:list-item>
          <text:p text:style-name="P29">2: Hostile</text:p>
        </text:list-item>
        <text:list-item>
          <text:p text:style-name="P29">3-5: Unfriendly</text:p>
        </text:list-item>
        <text:list-item>
          <text:p text:style-name="P29">6-8: Unsure</text:p>
        </text:list-item>
        <text:list-item>
          <text:p text:style-name="P29">9-11: Talkative</text:p>
        </text:list-item>
        <text:list-item>
          <text:p text:style-name="P29">12: Helpful</text:p>
        </text:list-item>
      </text:list>
      <text:h text:style-name="P38" text:outline-level="2"><text:bookmark-start text:name="combat"/>Combat<text:bookmark-end text:name="combat"/></text:h>
      <text:p text:style-name="P36">At the start of each combat round, determine initiative by rolling a d6. On a 1-3, all of the enemies will act first. On a 4-6 all of the PCs will act first. Reroll initiative each round.</text:p>
      <text:p text:style-name="P40">On their turn, a character may move their speed (usually 40 ft) and take up to one combat action. This action may be casting a spell, making a second move, making an attack, attempting a stunt, or any other action deemed reasonable by the referee.</text:p>
      <text:p text:style-name="P40">Melee weapons can strike adjacent foes, but ranged weapons cannot be used if the shooting character is engaged in melee combat. To make an attack, roll a d20 and add the character’s Strength or Wisdom bonus, depending on whether they are using a melee or ranged weapon, respectively. If the attack total is greater than the defender’s armor defense, the attack hits. If not, the attack misses.</text:p>
      <text:p text:style-name="P40">Alternatively, an attack roll can also be resolved by the defender rolling a d20 and adding their armor bonus, hoping to roll a total greater than the defense of the ability the attacker is using. If they succeed, the attack misses. If they fail, the attack hits.</text:p>
      <text:p text:style-name="P40">On a hit, the attacker rolls their weapon’s damage die to determine how many Hit Points (HP) the defender loses. A bonus damage die of the weapon’s type may be added to the roll if the ideal weapon was used against an enemy type (for example, using a blunt weapon vs. a skeleton).</text:p>
      <text:p text:style-name="P40">When a character reaches 0 HP, they are unconscious. When they reach -1 HP or less, they are dead. Players should roll up a new level 1 PC when their old one dies, and should rejoin the party as soon as possible.</text:p>
      <text:h text:style-name="P38" text:outline-level="2"><text:bookmark-start text:name="stunts"/><text:soft-page-break/>Stunts<text:bookmark-end text:name="stunts"/></text:h>
      <text:p text:style-name="P36">Stunts are combat maneuvers such as stunning, shoving, disarming, tripping, sundering armor, and so on. They are resolved with a versus save. They may not cause damage directly, but may do so indirectly (for example, pushing an enemy off of a ledge). The referee is the final arbiter as to what stunts can be attempted in a given situation.</text:p>
      <text:h text:style-name="P38" text:outline-level="2"><text:bookmark-start text:name="advantage-in-combat"/>Advantage in Combat<text:bookmark-end text:name="advantage-in-combat"/></text:h>
      <text:p text:style-name="P36">Characters can gain advantage in combat by attacking a target that is unaware, on lower ground, off balance, disarmed, distracted, or tactically disadvantaged in any significant way. The referee, as usual, has the final say. When a character has advantage against an opponent on their combat turn, they may either A.) Apply advantage to their attack roll or stunt against that opponent or B.) Make an attack and a stunt attempt in the same round against that opponent, without advantage.</text:p>
      <text:h text:style-name="P38" text:outline-level="2"><text:bookmark-start text:name="critical-hits-and-quality"/>Critical Hits and Quality<text:bookmark-end text:name="critical-hits-and-quality"/></text:h>
      <text:p text:style-name="P36">During an attack roll, if the attacker rolls a natural 20 or the defender rolls a natural 1, the defender’s armor loses 1 point of quality and they take an additional die of damage (of the weapon’s type). If the attacker rolls a natural 1 or the defender rolls a natural 20, the attacker’s weapon loses 1 point of quality. At 0 quality, the item is destroyed. Each point of quality costs 10% of the item’s cost to repair.</text:p>
      <text:h text:style-name="P38" text:outline-level="2"><text:bookmark-start text:name="morale"/>Morale<text:bookmark-end text:name="morale"/></text:h>
      <text:p text:style-name="P36">Monsters and NPCs all have a morale rating, usually between 5 and 9. When they face more danger than they were expecting, the referee will make a morale roll by rolling 2d6 and comparing the result to the NPC’s morale rating. If the roll is higher than the rating, the NPC will attempt to flee, retreat, or parley. Morale rolls can be triggered by defeating half of an enemy group, defeating a group’s leader, or reducing a lone enemy to half HP. Other effects may trigger a morale roll at the referee’s discretion.</text:p>
      <text:p text:style-name="P40">Hirelings also make morale rolls when they aren’t paid, their employer dies, or they face extraordinary danger. Morale may also be improved by paying hirelings more and treating them well.</text:p>
      <text:h text:style-name="P38" text:outline-level="2"><text:bookmark-start text:name="healing"/>Healing<text:bookmark-end text:name="healing"/></text:h>
      <text:p text:style-name="P36">After a meal and a full night’s rest, PCs regain lost hit points equal to a d8 plus their Constitution bonus. Resting at a safe haven restores all lost HP.</text:p>
      <text:h text:style-name="P38" text:outline-level="2"><text:bookmark-start text:name="monsters"/><text:soft-page-break/>Monsters<text:bookmark-end text:name="monsters"/></text:h>
      <text:p text:style-name="P36">All monsters from OSR bestiaries should work as-is in Knave with no major conversion needed. Here are some guidelines.</text:p>
      <text:p text:style-name="P40">Hit Dice/Hit Points: All monster hit dice can be assumed to be d8s unless otherwise specified. To get the monster’s hit points, just multiply the number of hit dice they have by 4 (or 5 if you’re feeling mean.)</text:p>
      <text:p text:style-name="P40">Armor: Monster AC (if ascending) is identical to Armor defense. If the AC is descending, subtract it from 19 (if it is from OD&amp;D or B/X D&amp;D) or from 20 (if it is from AD&amp;D) to find its ascending equivalent.</text:p>
      <text:p text:style-name="P40">Attack Bonus: Any attack bonus given is unchanged, and can be added to both melee and ranged attacks. If an attack bonus is not given, assume that it is the same as the monster’s number of hit dice.</text:p>
      <text:p text:style-name="P40">Damage: Damage remains the same.</text:p>
      <text:p text:style-name="P40">Morale: Morale rating remains the same.</text:p>
      <text:p text:style-name="P40">Saves: Since OSR monsters usually don’t come with ability scores, assume that monsters have ability bonuses equal to their level, with the corresponding ability defenses.</text:p>
      <text:p text:style-name="P40">Example: A typical 4 HD monster would have a bonus of +4 and a defense of 14 in all of its abilities by default, unless modified by the referee.</text:p>
      <text:h text:style-name="P38" text:outline-level="2"><text:bookmark-start text:name="advancement"/>Advancement<text:bookmark-end text:name="advancement"/></text:h>
      <text:p text:style-name="P36">Whenever a PC accumulates 1000 XP, they gain a level. As a guideline, PCs receive 50 XP for low-risk accomplishments, 100 XP for moderate-risk accomplishments, and 200 XP for high-risk accomplishments. The referee should freely notify the PCs of how much XP different objectives are worth when asked.</text:p>
      <text:p text:style-name="P40">When a PC gains a level, they roll a number of d8s equal to their new level to find their new HP maximum. If the result is less than their previous maximum, their maximum HP increases by 1. They also raise the defense and bonus scores of 3 different abilities of their choice by 1 point. Abilities may never be raised higher than 20/+10.</text:p>
      <text:h text:style-name="P38" text:outline-level="2"><text:bookmark-start text:name="magic"/>Magic<text:bookmark-end text:name="magic"/></text:h>
      <text:p text:style-name="P36">The spell lists from any old-school RPG will work perfectly well in Knave, provided that they go up to 9th level. There are many free lists of classic spells available online.</text:p>
      <text:p text:style-name="P40">In Knave, PCs may only cast spells of their level or less, so a level 3 PC could only cast spells of level 0 to 3. Spells are cast out of spell books, <text:soft-page-break/>which must be held in both hands and read aloud. Each spell book can only be used once per day. Importantly, each spell book only holds a single spell, and each spell book takes up an item slot, so if a PC wants to be able to cast a wide variety of spells, they’ll have to fill most of their inventory with spell books.</text:p>
      <text:p text:style-name="P40">PCs are unable to create, copy or transcribe spell books. In order to gain new spell books, PCs must adventure for them, by either recovering them from dungeons or looting them from other magicians. The higher the level of the spell book, the rarer and more valuable it is. PCs openly carrying high level spell books are likely to be hounded by bandits and wizards looking to “acquire” them.</text:p>
      <text:p text:style-name="P40">When a spell allows for a save, make an opposed Intelligence save against the defender’s relevant ability, usually Dexterity for ranged attack spells, Constitution for life-draining spells, Intelligence for mind-altering spells, or Wisdom for Illusions.</text:p>
      <text:h text:style-name="P38" text:outline-level="2"><text:bookmark-start text:name="level-less-spells"/>100 Level-less Spells<text:bookmark-end text:name="level-less-spells"/></text:h>
      <text:p text:style-name="P36">If you prefer spells that are level-less and scale up as the caster becomes more powerful, use the list below. In the following spells, “L” is a number equal to the caster’s level, an item is an object able to be lifted with one hand, and an object is anything up to human size. Unless otherwise noted, all spells with ongoing effects last up to L×10 minutes, and have a range of up to 40 feet. If a spell directly affects another creature, the creature may make a save to avoid it (as described previously). Success reduces or negates the spell’s effects.</text:p>
      <text:list xml:id="list184344724363387" text:continue-list="list184345758886375" text:style-name="WWNum1031">
        <text:list-item text:start-value="1">
          <text:p text:style-name="P30">Adhere: Object is covered in extremely sticky slime.</text:p>
        </text:list-item>
        <text:list-item>
          <text:p text:style-name="P30">Animate Object: Object obeys your commands as best it can. It can walk 15ft per round.</text:p>
        </text:list-item>
        <text:list-item>
          <text:p text:style-name="P30">Anthropomorphize: A touched animal either gains human intelligence or human appearance for L days.</text:p>
        </text:list-item>
        <text:list-item>
          <text:p text:style-name="P30">Arcane Eye: You can see through a magical floating eyeball that flies around at your command.</text:p>
        </text:list-item>
        <text:list-item>
          <text:p text:style-name="P30">Astral Prison: An object is frozen in time and space within an invulnerable crystal shell.</text:p>
        </text:list-item>
        <text:list-item>
          <text:p text:style-name="P30">Attract: L+1 objects are strongly magnetically attracted to each other if they come within 10 feet.</text:p>
        </text:list-item>
        <text:list-item>
          <text:p text:style-name="P30">Auditory Illusion: You create illusory sounds that seem to come from a direction of your choice.</text:p>
        </text:list-item>
        <text:list-item>
          <text:p text:style-name="P30">Babble: A creature must loudly and clearly repeat everything you think. It is otherwise mute.</text:p>
        </text:list-item>
        <text:list-item>
          <text:p text:style-name="P30">Beast Form: You and your possessions transform into a mundane animal.</text:p>
        </text:list-item>
        <text:list-item>
          <text:p text:style-name="P30"><text:soft-page-break/>Befuddle: L creatures of your choice are unable to form new short-term memories for the duration of the spell.</text:p>
        </text:list-item>
        <text:list-item>
          <text:p text:style-name="P30">Bend Fate: Roll L+1 d20s. Whenever you must roll a d20 after casting the spell, you must choose and then discard one of the rolled results until they are all gone.</text:p>
        </text:list-item>
        <text:list-item>
          <text:p text:style-name="P30">Bird Person: Your arms turn into huge bird wings.</text:p>
        </text:list-item>
        <text:list-item>
          <text:p text:style-name="P30">Body Swap: You switch bodies with a creature you touch. If one body dies, the other dies as well.</text:p>
        </text:list-item>
        <text:list-item>
          <text:p text:style-name="P30">Catherine: A woman wearing a blue dress appears until end of spell. She will obey polite, safe requests.</text:p>
        </text:list-item>
        <text:list-item>
          <text:p text:style-name="P30">Charm: L creatures treat you like a friend.</text:p>
        </text:list-item>
        <text:list-item>
          <text:p text:style-name="P30">Command: A creature obeys a single, three-word command that does not harm it.</text:p>
        </text:list-item>
        <text:list-item>
          <text:p text:style-name="P30">Comprehend: You become fluent in all languages.</text:p>
        </text:list-item>
        <text:list-item>
          <text:p text:style-name="P30">Control Plants: Nearby plants and trees obey you and gain the ability to move at 5 feet per round.</text:p>
        </text:list-item>
        <text:list-item>
          <text:p text:style-name="P30">Control Weather: You may alter the type of weather at will, but you do not otherwise control it.</text:p>
        </text:list-item>
        <text:list-item>
          <text:p text:style-name="P30">Counterspell: Make an opposed Intelligence save against the Intelligence of the caster of a nearby spell. You may do this out of turn as a reaction, or against an ongoing magical effect. On a success, you may cancel the spell.</text:p>
        </text:list-item>
        <text:list-item>
          <text:p text:style-name="P30">Deafen: All nearby creatures are deafened.</text:p>
        </text:list-item>
        <text:list-item>
          <text:p text:style-name="P30">Detect Magic: You hear nearby magical auras singing. Volume and harmony signify the aura’s power and refinement.</text:p>
        </text:list-item>
        <text:list-item>
          <text:p text:style-name="P30">Disassemble: Any of your body parts may be detached and reattached at will, without causing pain or damage. You can still control them.</text:p>
        </text:list-item>
        <text:list-item>
          <text:p text:style-name="P30">Disguise: You may alter the appearance of L characters at will as long as they remain humanoid. Attempts to duplicate other characters will seem uncanny.</text:p>
        </text:list-item>
        <text:list-item>
          <text:p text:style-name="P30">Displace: An object appears to be up to L×10ft from its actual position.</text:p>
        </text:list-item>
        <text:list-item>
          <text:p text:style-name="P30">Earthquake: The ground begins shaking violently. Structures may be damaged or collapse.</text:p>
        </text:list-item>
        <text:list-item>
          <text:p text:style-name="P30">Elasticity: Your body can stretch up to L×10ft.</text:p>
        </text:list-item>
        <text:list-item>
          <text:p text:style-name="P30">Elemental Wall: A straight wall of ice or fire L×40ft long and 10ft high rises from the ground.</text:p>
        </text:list-item>
        <text:list-item>
          <text:p text:style-name="P30">Filch: L visible items teleport to your hands.</text:p>
        </text:list-item>
        <text:list-item>
          <text:p text:style-name="P30">Fog Cloud: Dense fog spreads out from you.</text:p>
        </text:list-item>
        <text:list-item>
          <text:p text:style-name="P30">Frenzy: L creatures erupt in a frenzy of violence.</text:p>
        </text:list-item>
        <text:list-item>
          <text:p text:style-name="P30">Gate: A portal to a random plane opens.</text:p>
        </text:list-item>
        <text:list-item>
          <text:p text:style-name="P30">Gravity Shift: You can change the direction of gravity (for yourself only) up to once per round.</text:p>
        </text:list-item>
        <text:list-item>
          <text:p text:style-name="P30"><text:soft-page-break/>Greed: L creatures develop an overwhelming urge to possess a visible item of your choice.</text:p>
        </text:list-item>
        <text:list-item>
          <text:p text:style-name="P30">Haste: Your movement speed is tripled.</text:p>
        </text:list-item>
        <text:list-item>
          <text:p text:style-name="P30">Hatred: L creatures develop a deep hatred of another creature or group of creatures and wish to destroy it.</text:p>
        </text:list-item>
        <text:list-item>
          <text:p text:style-name="P30">Hear Whispers: You can hear faint sounds clearly.</text:p>
        </text:list-item>
        <text:list-item>
          <text:p text:style-name="P30">Hover: An object hovers, frictionless, 2ft above the ground. It can hold up to L humanoids.</text:p>
        </text:list-item>
        <text:list-item>
          <text:p text:style-name="P30">Hypnotize: A creature enters a trance and will truthfully answer L yes or no questions you ask it.</text:p>
        </text:list-item>
        <text:list-item>
          <text:p text:style-name="P30">Icy Touch: A thick ice layer spreads across a touched surface, up to L×10ft in radius.</text:p>
        </text:list-item>
        <text:list-item>
          <text:p text:style-name="P30">Illuminate: A floating light moves as you command.</text:p>
        </text:list-item>
        <text:list-item>
          <text:p text:style-name="P30">Increase Gravity: The gravity in an area triples.</text:p>
        </text:list-item>
        <text:list-item>
          <text:p text:style-name="P30">Invisible Tether: Two objects within 10ft of each other cannot be moved more than 10ft apart.</text:p>
        </text:list-item>
        <text:list-item>
          <text:p text:style-name="P30">Knock: L nearby mundane or magical locks unlock.</text:p>
        </text:list-item>
        <text:list-item>
          <text:p text:style-name="P30">Leap: You can jump up to L×10ft in the air.</text:p>
        </text:list-item>
        <text:list-item>
          <text:p text:style-name="P30">Liquid Air: The air around you becomes swimmable.</text:p>
        </text:list-item>
        <text:list-item>
          <text:p text:style-name="P30">Magic Dampener: All nearby magical effects have their effectiveness halved.</text:p>
        </text:list-item>
        <text:list-item>
          <text:p text:style-name="P30">Manse: A sturdy, furnished cottage appears for L×12 hours. You can permit and forbid entry to it at will.</text:p>
        </text:list-item>
        <text:list-item>
          <text:p text:style-name="P30">Marble Madness: Your pockets are full of marbles, and will refill every round.</text:p>
        </text:list-item>
        <text:list-item>
          <text:p text:style-name="P30">Masquerade: L characters’ appearances and voices become identical to a touched character.</text:p>
        </text:list-item>
        <text:list-item>
          <text:p text:style-name="P30">Miniaturize: You and L other touched creatures are reduced to the size of a mouse.</text:p>
        </text:list-item>
        <text:list-item>
          <text:p text:style-name="P30">Mirror Image: L illusory duplicates of yourself appear under your control.</text:p>
        </text:list-item>
        <text:list-item>
          <text:p text:style-name="P30">Mirrorwalk: A mirror becomes a gateway to another mirror that you looked into today.</text:p>
        </text:list-item>
        <text:list-item>
          <text:p text:style-name="P30">Multiarm: You gain L extra arms.</text:p>
        </text:list-item>
        <text:list-item>
          <text:p text:style-name="P30">Night Sphere: An L×40ft wide sphere of darkness displaying the night sky appears.</text:p>
        </text:list-item>
        <text:list-item>
          <text:p text:style-name="P30">Objectify: You become any inanimate object between the size of a grand piano and an apple.</text:p>
        </text:list-item>
        <text:list-item>
          <text:p text:style-name="P30">Ooze Form: You become a living jelly.</text:p>
        </text:list-item>
        <text:list-item>
          <text:p text:style-name="P30">Pacify: L creatures have an aversion to violence.</text:p>
        </text:list-item>
        <text:list-item>
          <text:p text:style-name="P30">Phantom Coach: A ghostly coach appears until end of spell. It moves unnaturally fast over any terrain, including water.</text:p>
        </text:list-item>
        <text:list-item>
          <text:p text:style-name="P30"><text:soft-page-break/>Phobia: L creatures become terrified of an object of your choice.</text:p>
        </text:list-item>
        <text:list-item>
          <text:p text:style-name="P30">Pit: A pit 10ft wide and L×5ft deep opens in the ground.</text:p>
        </text:list-item>
        <text:list-item>
          <text:p text:style-name="P30">Primeval Surge: An object grows to the size of an elephant. If it is an animal, it is enraged.</text:p>
        </text:list-item>
        <text:list-item>
          <text:p text:style-name="P30">Psychometry: The referee answers L yes or no questions about a touched object.</text:p>
        </text:list-item>
        <text:list-item>
          <text:p text:style-name="P30">Pull: An object of any size is pulled directly towards you with the strength of L men for one round.</text:p>
        </text:list-item>
        <text:list-item>
          <text:p text:style-name="P30">Push: An object of any size is pushed directly away from you with the strength of L men for one round.</text:p>
        </text:list-item>
        <text:list-item>
          <text:p text:style-name="P30">Raise Dead: L skeletons rise from the ground to serve you. They are incredibly stupid and can only obey simple orders.</text:p>
        </text:list-item>
        <text:list-item>
          <text:p text:style-name="P30">Raise Spirit: The spirit of a dead body manifests and will answer L questions.</text:p>
        </text:list-item>
        <text:list-item>
          <text:p text:style-name="P30">Read Mind: You can hear the surface thoughts of nearby creatures.</text:p>
        </text:list-item>
        <text:list-item>
          <text:p text:style-name="P30">Repel: L+1 objects are strongly magnetically repelled from each other if they come within 10 feet.</text:p>
        </text:list-item>
        <text:list-item>
          <text:p text:style-name="P30">Scry: You can see through the eyes of a creature you touched earlier today.</text:p>
        </text:list-item>
        <text:list-item>
          <text:p text:style-name="P30">Sculpt Elements: All inanimate material behaves like clay in your hands.</text:p>
        </text:list-item>
        <text:list-item>
          <text:p text:style-name="P30">Shroud: L creatures are invisible until they move.</text:p>
        </text:list-item>
        <text:list-item>
          <text:p text:style-name="P30">Shuffle: L creatures instantly switch places. Determine where they end up randomly.</text:p>
        </text:list-item>
        <text:list-item>
          <text:p text:style-name="P30">Sleep: L creatures fall into a light sleep.</text:p>
        </text:list-item>
        <text:list-item>
          <text:p text:style-name="P30">Smoke Form: Your body becomes living smoke.</text:p>
        </text:list-item>
        <text:list-item>
          <text:p text:style-name="P30">Snail Knight: 10 minutes after casting, a knight sitting astride a giant snail rides into view. He is able to answer most questions related to quests and chivalry, and may aid you if he finds you worthy.</text:p>
        </text:list-item>
        <text:list-item>
          <text:p text:style-name="P30">Sniff: You can smell even the faintest traces of scents.</text:p>
        </text:list-item>
        <text:list-item>
          <text:p text:style-name="P30">Sort: Inanimate items sort themselves according to categories you set. The categories must be visually verifiable.</text:p>
        </text:list-item>
        <text:list-item>
          <text:p text:style-name="P30">Spectacle: A clearly unreal but impressive illusion of your choice appears, under your control. It may be up to the size of a palace and has full motion and sound.</text:p>
        </text:list-item>
        <text:list-item>
          <text:p text:style-name="P30">Spellseize: Cast this as a reaction to another spell going off to make a temporary copy of it that you can cast at any time before this spell ends.</text:p>
        </text:list-item>
        <text:list-item>
          <text:p text:style-name="P30">Spider Climb: You can climb surfaces like a spider.</text:p>
        </text:list-item>
        <text:list-item>
          <text:p text:style-name="P30">Summon Cube: Once per second, (6 times per round) you may summon or banish a 3-foot-wide cube of earth. New cubes must be affixed to the earth or to other cubes.</text:p>
        </text:list-item>
        <text:list-item>
          <text:p text:style-name="P30">Swarm: You become a swarm of crows, rats, or piranhas. You only take damage from area effects.</text:p>
        </text:list-item>
        <text:list-item>
          <text:p text:style-name="P30">Telekinesis: You may mentally move L items.</text:p>
        </text:list-item>
        <text:list-item>
          <text:p text:style-name="P30"><text:soft-page-break/>Telepathy: L+1 creatures can hear each other’s thoughts, no matter how far apart they move.</text:p>
        </text:list-item>
        <text:list-item>
          <text:p text:style-name="P30">Teleport: An object disappears and reappears on the ground in a visible, clear area up to L×40ft away.</text:p>
        </text:list-item>
        <text:list-item>
          <text:p text:style-name="P30">Thaumaturgic Anchor: Object becomes the target of every spell cast near it.</text:p>
        </text:list-item>
        <text:list-item>
          <text:p text:style-name="P30">Thicket: A thicket of trees and dense brush up to L×40ft wide suddenly sprouts up.</text:p>
        </text:list-item>
        <text:list-item>
          <text:p text:style-name="P30">Time Jump: An object disappears as it jumps L×10 minutes into the future. When it returns, it appears in the unoccupied area nearest to where it left.</text:p>
        </text:list-item>
        <text:list-item>
          <text:p text:style-name="P30">Summon Idol: A carved stone statue the size of a four poster bed rises from the ground.</text:p>
        </text:list-item>
        <text:list-item>
          <text:p text:style-name="P30">Time Rush: Time in a 40ft bubble starts moving 10 times faster.</text:p>
        </text:list-item>
        <text:list-item>
          <text:p text:style-name="P30">Time Slow: Time in a 40ft bubble slows to 10%.</text:p>
        </text:list-item>
        <text:list-item>
          <text:p text:style-name="P30">True Sight: You see through all nearby illusions.</text:p>
        </text:list-item>
        <text:list-item>
          <text:p text:style-name="P30">Upwell: A spring of seawater appears.</text:p>
        </text:list-item>
        <text:list-item>
          <text:p text:style-name="P30">Vision: You completely control what a creature sees.</text:p>
        </text:list-item>
        <text:list-item>
          <text:p text:style-name="P30">Visual Illusion: A silent, immobile, illusion of your choice appears, up to the size of a bedroom.</text:p>
        </text:list-item>
        <text:list-item>
          <text:p text:style-name="P30">Ward: A silver circle 40ft across appears on the ground. Choose one thing that cannot cross it: Living creatures, dead creatures, projectiles or metal.</text:p>
        </text:list-item>
        <text:list-item>
          <text:p text:style-name="P30">Web: Your wrists can shoot thick webbing.</text:p>
        </text:list-item>
        <text:list-item>
          <text:p text:style-name="P30">Wizard Mark: Your finger can shoot a stream of ulfire-colored paint. This paint is only visible to you, and can be seen at any distance, even through solid objects.</text:p>
        </text:list-item>
        <text:list-item>
          <text:p text:style-name="P30">X-Ray Vision: You gain X-Ray vision.</text:p>
        </text:list-item>
      </text:list>
      <text:h text:style-name="P37" text:outline-level="1"><text:bookmark-start text:name="character-sheet"/>Character Sheet<text:bookmark-end text:name="character-sheet"/></text:h>
      <text:p text:style-name="P36"><text:span text:style-name="T1">Name:</text:span></text:p>
      <text:list xml:id="list184345120070586" text:continue-list="list184345732142906" text:style-name="WWNum1032">
        <text:list-item>
          <text:p text:style-name="P31">Level:</text:p>
        </text:list-item>
        <text:list-item>
          <text:p text:style-name="P31">XP:</text:p>
        </text:list-item>
      </text:list>
      <text:p text:style-name="P36"><text:span text:style-name="T1">Hit Points</text:span></text:p>
      <text:list xml:id="list184345899444145" text:continue-list="list184345120070586" text:style-name="WWNum1033">
        <text:list-item>
          <text:p text:style-name="P32">Max:</text:p>
        </text:list-item>
        <text:list-item>
          <text:p text:style-name="P32">Current:</text:p>
        </text:list-item>
        <text:list-item>
          <text:p text:style-name="P32">Condition:</text:p>
        </text:list-item>
      </text:list>
      <text:p text:style-name="P36"><text:span text:style-name="T1">Armor</text:span></text:p>
      <text:list xml:id="list184346701591759" text:continue-list="list184345899444145" text:style-name="WWNum1034">
        <text:list-item>
          <text:p text:style-name="P33">Defence:</text:p>
        </text:list-item>
        <text:list-item>
          <text:p text:style-name="P33"><text:soft-page-break/>Bonus: +</text:p>
        </text:list-item>
        <text:list-item>
          <text:p text:style-name="P33">Type:</text:p>
        </text:list-item>
      </text:list>
      <text:p text:style-name="P36"><text:span text:style-name="T1">Statistics</text:span> Defence / Bonus</text:p>
      <text:list xml:id="list184344769393301" text:continue-list="list184346701591759" text:style-name="WWNum1035">
        <text:list-item>
          <text:p text:style-name="P34">STR:</text:p>
        </text:list-item>
        <text:list-item>
          <text:p text:style-name="P34">DEX:</text:p>
        </text:list-item>
        <text:list-item>
          <text:p text:style-name="P34">CON:</text:p>
        </text:list-item>
        <text:list-item>
          <text:p text:style-name="P34">INT:</text:p>
        </text:list-item>
        <text:list-item>
          <text:p text:style-name="P34">WIS:</text:p>
        </text:list-item>
        <text:list-item>
          <text:p text:style-name="P34">CHA:</text:p>
        </text:list-item>
      </text:list>
      <text:p text:style-name="P36"><text:span text:style-name="T1">Traits</text:span></text:p>
      <text:list xml:id="list184346675082656" text:continue-list="list184344769393301" text:style-name="WWNum1036">
        <text:list-item>
          <text:p text:style-name="P35">Physique:</text:p>
        </text:list-item>
        <text:list-item>
          <text:p text:style-name="P35">Face:</text:p>
        </text:list-item>
        <text:list-item>
          <text:p text:style-name="P35">Skin:</text:p>
        </text:list-item>
        <text:list-item>
          <text:p text:style-name="P35">Hair:</text:p>
        </text:list-item>
        <text:list-item>
          <text:p text:style-name="P35">Clothing:</text:p>
        </text:list-item>
        <text:list-item>
          <text:p text:style-name="P35">Virtue:</text:p>
        </text:list-item>
        <text:list-item>
          <text:p text:style-name="P35">Vice:</text:p>
        </text:list-item>
        <text:list-item>
          <text:p text:style-name="P35">Speech:</text:p>
        </text:list-item>
        <text:list-item>
          <text:p text:style-name="P35">Background:</text:p>
        </text:list-item>
        <text:list-item>
          <text:p text:style-name="P35">Misfortunes:</text:p>
        </text:list-item>
      </text:list>
      <text:p text:style-name="P36"><text:span text:style-name="T1">Item Slots</text:span></text:p>
      <text:p text:style-name="P36">Note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mbria" fo:font-size="12pt" fo:language="en" fo:country="US" style:letter-kerning="false" style:font-name-asian="Cambria1"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mbria" fo:font-size="12pt" fo:language="en" fo:country="US" style:letter-kerning="false" style:font-name-asian="Cambria1" style:font-size-asian="12pt" style:language-asian="en" style:country-asian="US" style:font-name-complex="F"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1252in" fo:margin-bottom="0.1252in" style:contextual-spacing="fals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loext:linked-style-name="Body_20_Text_20_Char" style:class="extra">
      <style:paragraph-properties fo:margin-top="0in" fo:margin-bottom="0.0835in" style:contextual-spacing="false"/>
      <style:text-properties fo:font-style="italic" style:font-style-asian="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First_20_Paragraph" style:display-name="First Paragraph" style:family="paragraph" style:parent-style-name="Text_20_body" style:next-style-name="Text_20_body"/>
    <style:style style:name="Compact" style:family="paragraph" style:parent-style-name="Text_20_body">
      <style:paragraph-properties fo:margin-top="0.0252in" fo:margin-bottom="0.0252in" style:contextual-spacing="false"/>
    </style:style>
    <style:style style:name="Title" style:family="paragraph" style:parent-style-name="Standard" style:next-style-name="Text_20_body" style:class="chapter">
      <style:paragraph-properties fo:margin-top="0.3335in" fo:margin-bottom="0.1665in" style:contextual-spacing="false" fo:text-align="center" style:justify-single-word="false" fo:keep-together="always" fo:keep-with-next="always"/>
      <style:text-properties fo:color="#345a8a" loext:opacity="100%" style:font-name="Calibri" fo:font-family="Calibri" style:font-family-generic="roman" style:font-pitch="variable" fo:font-size="18pt" fo:font-weight="bold" style:font-name-asian="F" style:font-family-generic-asian="system" style:font-pitch-asian="variable" style:font-size-asian="18pt" style:font-weight-asian="bold" style:font-name-complex="F" style:font-family-generic-complex="system" style:font-pitch-complex="variable" style:font-size-complex="18pt" style:font-weight-complex="bold"/>
    </style:style>
    <style:style style:name="Subtitle" style:family="paragraph" style:parent-style-name="Title" style:next-style-name="Text_20_body" style:class="chapter">
      <style:paragraph-properties fo:margin-top="0.1665in" fo:margin-bottom="0.1665in" style:contextual-spacing="false" fo:text-align="center" style:justify-single-word="false" fo:keep-together="always" fo:keep-with-next="always"/>
      <style:text-properties fo:font-size="15pt" style:font-size-asian="15pt" style:font-size-complex="15pt"/>
    </style:style>
    <style:style style:name="Author" style:family="paragraph" style:next-style-name="Text_20_body">
      <style:paragraph-properties fo:margin-top="0in" fo:margin-bottom="0.139in" style:contextual-spacing="false" fo:text-align="center" style:justify-single-word="false" fo:keep-together="always" fo:orphans="2" fo:widows="2" fo:keep-with-next="always" style:writing-mode="lr-tb"/>
    </style:style>
    <style:style style:name="Date" style:family="paragraph" style:next-style-name="Text_20_body">
      <style:paragraph-properties fo:margin-top="0in" fo:margin-bottom="0.139in" style:contextual-spacing="false" fo:text-align="center" style:justify-single-word="false" fo:keep-together="always" fo:orphans="2" fo:widows="2" fo:keep-with-next="always" style:writing-mode="lr-tb"/>
    </style:style>
    <style:style style:name="Abstract" style:family="paragraph" style:parent-style-name="Standard" style:next-style-name="Text_20_body">
      <style:paragraph-properties fo:margin-top="0.2083in" fo:margin-bottom="0.2083in" style:contextual-spacing="false" fo:keep-together="always" fo:keep-with-next="always"/>
      <style:text-properties fo:font-size="10pt" style:font-size-asian="10pt" style:font-size-complex="10pt"/>
    </style:style>
    <style:style style:name="Bibliography" style:family="paragraph" style:parent-style-name="Standard"/>
    <style:style style:name="Heading_20_1" style:display-name="Heading 1" style:family="paragraph" style:parent-style-name="Standard" style:next-style-name="Text_20_body" style:default-outline-level="1" style:list-style-name="" style:class="text">
      <style:paragraph-properties fo:margin-top="0.3335in" fo:margin-bottom="0in" style:contextual-spacing="false" fo:keep-together="always" fo:keep-with-next="always"/>
      <style:text-properties fo:color="#4f81bd" loext:opacity="100%" style:font-name="Calibri" fo:font-family="Calibri" style:font-family-generic="roman" style:font-pitch="variable" fo:font-size="16pt" fo:font-weight="bold" style:font-name-asian="F" style:font-family-generic-asian="system" style:font-pitch-asian="variable" style:font-size-asian="16pt" style:font-weight-asian="bold" style:font-name-complex="F" style:font-family-generic-complex="system" style:font-pitch-complex="variable" style:font-size-complex="16pt" style:font-weight-complex="bold"/>
    </style:style>
    <style:style style:name="Heading_20_2" style:display-name="Heading 2" style:family="paragraph" style:parent-style-name="Standard" style:next-style-name="Text_20_body" style:default-outline-level="2"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3" style:display-name="Heading 3" style:family="paragraph" style:parent-style-name="Standard" style:next-style-name="Text_20_body" style:default-outline-level="3"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fo:font-weight="bold" style:font-name-asian="F" style:font-family-generic-asian="system" style:font-pitch-asian="variable" style:font-size-asian="12pt" style:font-weight-asian="bold" style:font-name-complex="F" style:font-family-generic-complex="system" style:font-pitch-complex="variable" style:font-size-complex="12pt" style:font-weight-complex="bold"/>
    </style:style>
    <style:style style:name="Heading_20_4" style:display-name="Heading 4" style:family="paragraph" style:parent-style-name="Standard" style:next-style-name="Text_20_body" style:default-outline-level="4"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fo:font-style="italic" style:font-name-asian="F" style:font-family-generic-asian="system" style:font-pitch-asian="variable" style:font-size-asian="12pt" style:font-style-asian="italic" style:font-name-complex="F" style:font-family-generic-complex="system" style:font-pitch-complex="variable" style:font-size-complex="12pt" style:font-weight-complex="bold"/>
    </style:style>
    <style:style style:name="Heading_20_5" style:display-name="Heading 5" style:family="paragraph" style:parent-style-name="Standard" style:next-style-name="Text_20_body" style:default-outline-level="5"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font-style-complex="italic"/>
    </style:style>
    <style:style style:name="Heading_20_6" style:display-name="Heading 6" style:family="paragraph" style:parent-style-name="Standard" style:next-style-name="Text_20_body" style:default-outline-level="6"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Heading_20_7" style:display-name="Heading 7" style:family="paragraph" style:parent-style-name="Standard" style:next-style-name="Text_20_body" style:default-outline-level="7"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Heading_20_8" style:display-name="Heading 8" style:family="paragraph" style:parent-style-name="Standard" style:next-style-name="Text_20_body" style:default-outline-level="8"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Heading_20_9" style:display-name="Heading 9" style:family="paragraph" style:parent-style-name="Standard" style:next-style-name="Text_20_body" style:default-outline-level="9"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Block_20_Text" style:display-name="Block Text" style:family="paragraph" style:parent-style-name="Text_20_body" style:next-style-name="Text_20_body">
      <style:paragraph-properties fo:margin-left="0.3335in" fo:margin-right="0.3335in" fo:margin-top="0.0693in" fo:margin-bottom="0.0693in" style:contextual-spacing="false" fo:text-indent="0in" style:auto-text-indent="false"/>
    </style:style>
    <style:style style:name="Footnote" style:family="paragraph" style:parent-style-name="Standard" style:class="extra"/>
    <style:style style:name="Definition_20_Term" style:display-name="Definition Term" style:family="paragraph" style:parent-style-name="Standard" style:next-style-name="Definition">
      <style:paragraph-properties fo:margin-top="0in" fo:margin-bottom="0in" style:contextual-spacing="false" fo:keep-together="always" fo:keep-with-next="always"/>
      <style:text-properties fo:font-weight="bold" style:font-weight-asian="bold"/>
    </style:style>
    <style:style style:name="Definition" style:family="paragraph" style:parent-style-name="Standard"/>
    <style:style style:name="Table_20_Caption" style:display-name="Table Caption" style:family="paragraph" style:parent-style-name="Caption">
      <style:paragraph-properties fo:keep-with-next="always"/>
    </style:style>
    <style:style style:name="Image_20_Caption" style:display-name="Image Caption" style:family="paragraph" style:parent-style-name="Caption"/>
    <style:style style:name="Figure" style:family="paragraph" style:parent-style-name="Standard" style:class="extra"/>
    <style:style style:name="Captioned_20_Figure" style:display-name="Captioned Figure" style:family="paragraph" style:parent-style-name="Figure">
      <style:paragraph-properties fo:keep-with-next="alway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Text_20_body" style:default-outline-level="" style:class="index">
      <style:paragraph-properties fo:margin-top="0.1665in" fo:margin-bottom="0in" style:contextual-spacing="false" fo:line-height="108%"/>
      <style:text-properties fo:color="#365f91" loext:opacity="100%" style:font-name="Calibri" fo:font-family="Calibri" style:font-family-generic="roman" style:font-pitch="variable" fo:font-weight="normal" style:font-name-asian="F" style:font-family-generic-asian="system" style:font-pitch-asian="variable" style:font-weight-asian="normal" style:font-name-complex="F" style:font-family-generic-complex="system" style:font-pitch-complex="variable" style:font-weight-complex="normal"/>
    </style:style>
    <style:style style:name="Source_20_Code" style:display-name="Source Code" style:family="paragraph" style:parent-style-name="Standard" loext:linked-style-name="Verbatim_20_Char"/>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family="Consolas" style:font-family-generic="roman" style:font-pitch="variable" fo:font-size="11pt" style:font-size-asian="11pt"/>
    </style:style>
    <style:style style:name="Footnote_20_Symbol" style:display-name="Footnote Symbol" style:family="text" style:parent-style-name="Body_20_Text_20_Char">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parent-style-name="Body_20_Text_20_Char">
      <style:text-properties fo:color="#4f81bd" loext:opacity="100%"/>
    </style:style>
    <style:style style:name="KeywordTok" style:family="text" style:parent-style-name="Verbatim_20_Char">
      <style:text-properties fo:color="#007020" loext:opacity="100%" fo:font-weight="bold" style:font-weight-asian="bold"/>
    </style:style>
    <style:style style:name="DataTypeTok" style:family="text" style:parent-style-name="Verbatim_20_Char">
      <style:text-properties fo:color="#902000" loext:opacity="100%"/>
    </style:style>
    <style:style style:name="DecValTok" style:family="text" style:parent-style-name="Verbatim_20_Char">
      <style:text-properties fo:color="#40a070" loext:opacity="100%"/>
    </style:style>
    <style:style style:name="BaseNTok" style:family="text" style:parent-style-name="Verbatim_20_Char">
      <style:text-properties fo:color="#40a070" loext:opacity="100%"/>
    </style:style>
    <style:style style:name="FloatTok" style:family="text" style:parent-style-name="Verbatim_20_Char">
      <style:text-properties fo:color="#40a070" loext:opacity="100%"/>
    </style:style>
    <style:style style:name="ConstantTok" style:family="text" style:parent-style-name="Verbatim_20_Char">
      <style:text-properties fo:color="#880000" loext:opacity="100%"/>
    </style:style>
    <style:style style:name="CharTok" style:family="text" style:parent-style-name="Verbatim_20_Char">
      <style:text-properties fo:color="#4070a0" loext:opacity="100%"/>
    </style:style>
    <style:style style:name="SpecialCharTok" style:family="text" style:parent-style-name="Verbatim_20_Char">
      <style:text-properties fo:color="#4070a0" loext:opacity="100%"/>
    </style:style>
    <style:style style:name="StringTok" style:family="text" style:parent-style-name="Verbatim_20_Char">
      <style:text-properties fo:color="#4070a0" loext:opacity="100%"/>
    </style:style>
    <style:style style:name="VerbatimStringTok" style:family="text" style:parent-style-name="Verbatim_20_Char">
      <style:text-properties fo:color="#4070a0" loext:opacity="100%"/>
    </style:style>
    <style:style style:name="SpecialStringTok" style:family="text" style:parent-style-name="Verbatim_20_Char">
      <style:text-properties fo:color="#bb6688" loext:opacity="100%"/>
    </style:style>
    <style:style style:name="ImportTok" style:family="text" style:parent-style-name="Verbatim_20_Char"/>
    <style:style style:name="CommentTok" style:family="text" style:parent-style-name="Verbatim_20_Char">
      <style:text-properties fo:color="#60a0b0" loext:opacity="100%" fo:font-style="italic" style:font-style-asian="italic"/>
    </style:style>
    <style:style style:name="DocumentationTok" style:family="text" style:parent-style-name="Verbatim_20_Char">
      <style:text-properties fo:color="#ba2121" loext:opacity="100%" fo:font-style="italic" style:font-style-asian="italic"/>
    </style:style>
    <style:style style:name="AnnotationTok" style:family="text" style:parent-style-name="Verbatim_20_Char">
      <style:text-properties fo:color="#60a0b0" loext:opacity="100%" fo:font-style="italic" fo:font-weight="bold" style:font-style-asian="italic" style:font-weight-asian="bold"/>
    </style:style>
    <style:style style:name="CommentVarTok" style:family="text" style:parent-style-name="Verbatim_20_Char">
      <style:text-properties fo:color="#60a0b0" loext:opacity="100%" fo:font-style="italic" fo:font-weight="bold" style:font-style-asian="italic" style:font-weight-asian="bold"/>
    </style:style>
    <style:style style:name="OtherTok" style:family="text" style:parent-style-name="Verbatim_20_Char">
      <style:text-properties fo:color="#007020" loext:opacity="100%"/>
    </style:style>
    <style:style style:name="FunctionTok" style:family="text" style:parent-style-name="Verbatim_20_Char">
      <style:text-properties fo:color="#06287e" loext:opacity="100%"/>
    </style:style>
    <style:style style:name="VariableTok" style:family="text" style:parent-style-name="Verbatim_20_Char">
      <style:text-properties fo:color="#19177c" loext:opacity="100%"/>
    </style:style>
    <style:style style:name="ControlFlowTok" style:family="text" style:parent-style-name="Verbatim_20_Char">
      <style:text-properties fo:color="#007020" loext:opacity="100%" fo:font-weight="bold" style:font-weight-asian="bold"/>
    </style:style>
    <style:style style:name="OperatorTok" style:family="text" style:parent-style-name="Verbatim_20_Char">
      <style:text-properties fo:color="#666666" loext:opacity="100%"/>
    </style:style>
    <style:style style:name="BuiltInTok" style:family="text" style:parent-style-name="Verbatim_20_Char"/>
    <style:style style:name="ExtensionTok" style:family="text" style:parent-style-name="Verbatim_20_Char"/>
    <style:style style:name="PreprocessorTok" style:family="text" style:parent-style-name="Verbatim_20_Char">
      <style:text-properties fo:color="#bc7a00" loext:opacity="100%"/>
    </style:style>
    <style:style style:name="AttributeTok" style:family="text" style:parent-style-name="Verbatim_20_Char">
      <style:text-properties fo:color="#7d9029" loext:opacity="100%"/>
    </style:style>
    <style:style style:name="RegionMarkerTok" style:family="text" style:parent-style-name="Verbatim_20_Char"/>
    <style:style style:name="InformationTok" style:family="text" style:parent-style-name="Verbatim_20_Char">
      <style:text-properties fo:color="#60a0b0" loext:opacity="100%" fo:font-style="italic" fo:font-weight="bold" style:font-style-asian="italic" style:font-weight-asian="bold"/>
    </style:style>
    <style:style style:name="WarningTok" style:family="text" style:parent-style-name="Verbatim_20_Char">
      <style:text-properties fo:color="#60a0b0" loext:opacity="100%" fo:font-style="italic" fo:font-weight="bold" style:font-style-asian="italic" style:font-weight-asian="bold"/>
    </style:style>
    <style:style style:name="AlertTok" style:family="text" style:parent-style-name="Verbatim_20_Char">
      <style:text-properties fo:color="#ff0000" loext:opacity="100%" fo:font-weight="bold" style:font-weight-asian="bold"/>
    </style:style>
    <style:style style:name="ErrorTok" style:family="text" style:parent-style-name="Verbatim_20_Char">
      <style:text-properties fo:color="#ff0000" loext:opacity="100%" fo:font-weight="bold" style:font-weight-asian="bold"/>
    </style:style>
    <style:style style:name="NormalTok" style:family="text" style:parent-style-name="Verbatim_20_Char"/>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ListLabel_20_289" style:display-name="ListLabel 289" style:family="text"/>
    <style:style style:name="ListLabel_20_290" style:display-name="ListLabel 290" style:family="text"/>
    <style:style style:name="ListLabel_20_291" style:display-name="ListLabel 291" style:family="text"/>
    <style:style style:name="ListLabel_20_292" style:display-name="ListLabel 292" style:family="text"/>
    <style:style style:name="ListLabel_20_293" style:display-name="ListLabel 293" style:family="text"/>
    <style:style style:name="ListLabel_20_294" style:display-name="ListLabel 294" style:family="text"/>
    <style:style style:name="ListLabel_20_295" style:display-name="ListLabel 295" style:family="text"/>
    <style:style style:name="ListLabel_20_296" style:display-name="ListLabel 296" style:family="text"/>
    <style:style style:name="ListLabel_20_297" style:display-name="ListLabel 297" style:family="text"/>
    <style:style style:name="ListLabel_20_298" style:display-name="ListLabel 298" style:family="text"/>
    <style:style style:name="ListLabel_20_299" style:display-name="ListLabel 299" style:family="text"/>
    <style:style style:name="ListLabel_20_300" style:display-name="ListLabel 300" style:family="text"/>
    <style:style style:name="ListLabel_20_301" style:display-name="ListLabel 301" style:family="text"/>
    <style:style style:name="ListLabel_20_302" style:display-name="ListLabel 302" style:family="text"/>
    <style:style style:name="ListLabel_20_303" style:display-name="ListLabel 303" style:family="text"/>
    <style:style style:name="ListLabel_20_304" style:display-name="ListLabel 304" style:family="text"/>
    <style:style style:name="ListLabel_20_305" style:display-name="ListLabel 305" style:family="text"/>
    <style:style style:name="ListLabel_20_306" style:display-name="ListLabel 306" style:family="text"/>
    <style:style style:name="ListLabel_20_307" style:display-name="ListLabel 307" style:family="text"/>
    <style:style style:name="ListLabel_20_308" style:display-name="ListLabel 308" style:family="text"/>
    <style:style style:name="ListLabel_20_309" style:display-name="ListLabel 309" style:family="text"/>
    <style:style style:name="ListLabel_20_310" style:display-name="ListLabel 310" style:family="text"/>
    <style:style style:name="ListLabel_20_311" style:display-name="ListLabel 311" style:family="text"/>
    <style:style style:name="ListLabel_20_312" style:display-name="ListLabel 312" style:family="text"/>
    <style:style style:name="ListLabel_20_313" style:display-name="ListLabel 313" style:family="text"/>
    <style:style style:name="ListLabel_20_314" style:display-name="ListLabel 314" style:family="text"/>
    <style:style style:name="ListLabel_20_315" style:display-name="ListLabel 315" style:family="text"/>
    <style:style style:name="ListLabel_20_316" style:display-name="ListLabel 316" style:family="text"/>
    <style:style style:name="ListLabel_20_317" style:display-name="ListLabel 317" style:family="text"/>
    <style:style style:name="ListLabel_20_318" style:display-name="ListLabel 318" style:family="text"/>
    <style:style style:name="ListLabel_20_319" style:display-name="ListLabel 319" style:family="text"/>
    <style:style style:name="ListLabel_20_320" style:display-name="ListLabel 320" style:family="text"/>
    <style:style style:name="ListLabel_20_321" style:display-name="ListLabel 321" style:family="text"/>
    <style:style style:name="ListLabel_20_322" style:display-name="ListLabel 322" style:family="text"/>
    <style:style style:name="ListLabel_20_323" style:display-name="ListLabel 323" style:family="text"/>
    <style:style style:name="ListLabel_20_324" style:display-name="ListLabel 324" style:family="text"/>
    <style:style style:name="ListLabel_20_325" style:display-name="ListLabel 325" style:family="text"/>
    <style:style style:name="ListLabel_20_326" style:display-name="ListLabel 326" style:family="text"/>
    <style:style style:name="ListLabel_20_327" style:display-name="ListLabel 327" style:family="text"/>
    <style:style style:name="ListLabel_20_328" style:display-name="ListLabel 328" style:family="text"/>
    <style:style style:name="ListLabel_20_329" style:display-name="ListLabel 329" style:family="text"/>
    <style:style style:name="ListLabel_20_330" style:display-name="ListLabel 330" style:family="text"/>
    <style:style style:name="ListLabel_20_331" style:display-name="ListLabel 331" style:family="text"/>
    <style:style style:name="ListLabel_20_332" style:display-name="ListLabel 332" style:family="text"/>
    <style:style style:name="ListLabel_20_333" style:display-name="ListLabel 333" style:family="text"/>
    <style:style style:name="ListLabel_20_334" style:display-name="ListLabel 334" style:family="text"/>
    <style:style style:name="ListLabel_20_335" style:display-name="ListLabel 335" style:family="text"/>
    <style:style style:name="ListLabel_20_336" style:display-name="ListLabel 336" style:family="text"/>
    <style:style style:name="ListLabel_20_337" style:display-name="ListLabel 337" style:family="text"/>
    <style:style style:name="ListLabel_20_338" style:display-name="ListLabel 338" style:family="text"/>
    <style:style style:name="ListLabel_20_339" style:display-name="ListLabel 339" style:family="text"/>
    <style:style style:name="ListLabel_20_340" style:display-name="ListLabel 340" style:family="text"/>
    <style:style style:name="ListLabel_20_341" style:display-name="ListLabel 341" style:family="text"/>
    <style:style style:name="ListLabel_20_342" style:display-name="ListLabel 342"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000">
      <text:list-level-style-bullet text:level="1" text:style-name="ListLabel_20_1" loext:num-list-format=" " style:num-suffix=" " text:bullet-char=" ">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 loext:num-list-format=" " style:num-suffix=" "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 loext:num-list-format=" " style:num-suffix=" "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 loext:num-list-format=" " style:num-suffix=" "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 loext:num-list-format=" " style:num-suffix=" "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 loext:num-list-format=" " style:num-suffix=" "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 loext:num-list-format=" " style:num-suffix=" "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 loext:num-list-format=" " style:num-suffix=" " text:bullet-char=" ">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 loext:num-list-format=" " style:num-suffix=" " text:bullet-char=" ">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1">
      <text:list-level-style-number text:level="1" text:style-name="ListLabel_20_10"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2">
      <text:list-level-style-number text:level="1" text:style-name="ListLabel_20_19"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20"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3">
      <text:list-level-style-number text:level="1" text:style-name="ListLabel_20_28"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4">
      <text:list-level-style-number text:level="1" text:style-name="ListLabel_20_37"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38"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39"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41"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42"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44"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45"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5">
      <text:list-level-style-number text:level="1" text:style-name="ListLabel_20_46"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47"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50"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51"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53"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54"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6">
      <text:list-level-style-number text:level="1" text:style-name="ListLabel_20_55"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56"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57"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59"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60"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62"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63"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7">
      <text:list-level-style-number text:level="1" text:style-name="ListLabel_20_64"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65"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66"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68"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69"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71"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72"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8">
      <text:list-level-style-number text:level="1" text:style-name="ListLabel_20_73"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74"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75"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77"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78"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80"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81"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9">
      <text:list-level-style-number text:level="1" text:style-name="ListLabel_20_82"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83"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84"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86"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87"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89"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90"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0">
      <text:list-level-style-number text:level="1" text:style-name="ListLabel_20_91"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92"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93"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95"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96"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98"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99"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1">
      <text:list-level-style-bullet text:level="1" text:style-name="ListLabel_20_10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0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2">
      <text:list-level-style-bullet text:level="1" text:style-name="ListLabel_20_10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1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1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3">
      <text:list-level-style-bullet text:level="1" text:style-name="ListLabel_20_11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1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2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2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4">
      <text:list-level-style-number text:level="1" text:style-name="ListLabel_20_127"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128"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129"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131"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132"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134"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135"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5">
      <text:list-level-style-number text:level="1" text:style-name="ListLabel_20_136"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137"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138"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140"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141"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143"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144"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6">
      <text:list-level-style-number text:level="1" text:style-name="ListLabel_20_145"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146"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147"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149"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150"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152"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153"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7">
      <text:list-level-style-bullet text:level="1" text:style-name="ListLabel_20_15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5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5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5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5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5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6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6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6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8">
      <text:list-level-style-bullet text:level="1" text:style-name="ListLabel_20_16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6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6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6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6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6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6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7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7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9">
      <text:list-level-style-bullet text:level="1" text:style-name="ListLabel_20_17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7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7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7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7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7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7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7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8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0">
      <text:list-level-style-bullet text:level="1" text:style-name="ListLabel_20_181"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8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8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8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8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8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8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8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8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1">
      <text:list-level-style-bullet text:level="1" text:style-name="ListLabel_20_19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9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9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9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9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9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9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9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9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2">
      <text:list-level-style-bullet text:level="1" text:style-name="ListLabel_20_19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0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0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0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0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0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0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0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0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3">
      <text:list-level-style-bullet text:level="1" text:style-name="ListLabel_20_20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0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1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1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1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1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1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1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1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4">
      <text:list-level-style-bullet text:level="1" text:style-name="ListLabel_20_21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1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1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2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2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2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2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2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2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5">
      <text:list-level-style-bullet text:level="1" text:style-name="ListLabel_20_22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2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2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2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3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3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3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3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3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6">
      <text:list-level-style-bullet text:level="1" text:style-name="ListLabel_20_23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3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3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3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3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4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4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4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4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7">
      <text:list-level-style-bullet text:level="1" text:style-name="ListLabel_20_24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4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4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4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4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4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5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5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5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8">
      <text:list-level-style-bullet text:level="1" text:style-name="ListLabel_20_25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5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5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5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5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5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5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6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6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9">
      <text:list-level-style-bullet text:level="1" text:style-name="ListLabel_20_26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6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6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6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6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6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6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6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7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0">
      <text:list-level-style-bullet text:level="1" text:style-name="ListLabel_20_271"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7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7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7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7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7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7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7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7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1">
      <text:list-level-style-number text:level="1" text:style-name="ListLabel_20_280"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281"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282"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283"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284"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285"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286"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287"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288"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2">
      <text:list-level-style-bullet text:level="1" text:style-name="ListLabel_20_28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9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9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9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9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9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9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9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9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3">
      <text:list-level-style-bullet text:level="1" text:style-name="ListLabel_20_29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9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0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0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0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0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0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0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0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4">
      <text:list-level-style-bullet text:level="1" text:style-name="ListLabel_20_30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0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0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1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1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1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1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1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1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5">
      <text:list-level-style-bullet text:level="1" text:style-name="ListLabel_20_31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1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1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1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2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2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2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2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2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6">
      <text:list-level-style-bullet text:level="1" text:style-name="ListLabel_20_32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2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2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2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2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3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3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3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3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7">
      <text:list-level-style-number text:level="1" text:style-name="ListLabel_20_334"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335"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336"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337"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338"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339"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340"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341"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342"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23T01:42:42</meta:creation-date>
    <dc:date>2024-04-22T18:43:44.413043639</dc:date>
    <meta:generator>LibreOffice/7.3.7.2$Linux_X86_64 LibreOffice_project/30$Build-2</meta:generator>
    <meta:editing-duration>PT6M53S</meta:editing-duration>
    <meta:editing-cycles>1</meta:editing-cycles>
    <meta:document-statistic meta:table-count="0" meta:image-count="0" meta:object-count="0" meta:page-count="24" meta:paragraph-count="676" meta:word-count="5465" meta:character-count="29255" meta:non-whitespace-character-count="25030"/>
    <meta:user-defined meta:name="AppVersion">12.0000</meta:user-defined>
    <meta:template xlink:type="simple" xlink:actuate="onRequest" xlink:title="Normal.dotm" xlink:href=""/>
  </office:meta>
</office:document-meta>
</file>